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272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44b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8c5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aec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c8f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db4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08f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99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385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9c9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b45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5f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eb8c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9f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0da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49a1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595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8e5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bf0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571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e3b0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f8da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68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0f7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43a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4fa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588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35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841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9df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1699d1" officeooo:paragraph-rsid="001699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44b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99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8e5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735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9f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1268f2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19385f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19c991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37d02d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74" text:anchor-type="as-char" svg:y="-0.3591in" svg:width="5.2575in" svg:height="0.520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/>
      <text:p text:style-name="P1"/>
      <text:p text:style-name="P1"><text:span text:style-name="MathematicaFormatStandardForm"><text:span text:style-name="T1"><draw:frame draw:style-name="fr1" draw:name="Object475" text:anchor-type="as-char" svg:y="-0.3591in" svg:width="5.6102in" svg:height="0.5201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32"><text:span text:style-name="MathematicaFormatStandardForm"><text:span text:style-name="T1"><draw:frame draw:style-name="fr1" draw:name="Object1" text:anchor-type="as-char" svg:y="-0.3984in" svg:width="4.4929in" svg:height="0.5693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"/>
      <text:p text:style-name="P6"><text:span text:style-name="MathematicaFormatStandardForm"><text:span text:style-name="T1"><draw:frame draw:style-name="fr1" draw:name="Object4" text:anchor-type="as-char" svg:y="-0.3984in" svg:width="3.411in" svg:height="0.5693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0"/>
      <text:p text:style-name="P10"><text:span text:style-name="MathematicaFormatStandardForm"><text:span text:style-name="T1"><draw:frame draw:style-name="fr1" draw:name="Object27" text:anchor-type="as-char" svg:y="-0.3984in" svg:width="5.2661in" svg:height="0.5693in" draw:z-index="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2"/>
      <text:p text:style-name="P25"><text:span text:style-name="MathematicaFormatStandardForm"><text:span text:style-name="T1"><draw:frame draw:style-name="fr1" draw:name="Object40" text:anchor-type="as-char" svg:y="-0.1835in" svg:width="1.7965in" svg:height="0.3283in" draw:z-index="1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5"/>
      <text:p text:style-name="P26"><text:span text:style-name="MathematicaFormatStandardForm"><text:span text:style-name="T1"><draw:frame draw:style-name="fr1" draw:name="Object39" text:anchor-type="as-char" svg:y="-0.1626in" svg:width="1.7965in" svg:height="0.3283in" draw:z-index="11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26"/>
      <text:p text:style-name="P28"><text:span text:style-name="MathematicaFormatStandardForm"><text:span text:style-name="T1"><draw:frame draw:style-name="fr1" draw:name="Object42" text:anchor-type="as-char" svg:y="-0.2252in" svg:width="1.5543in" svg:height="0.3701in" draw:z-index="12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28"/>
      <text:p text:style-name="P36"><text:span text:style-name="MathematicaFormatStandardForm"><text:span text:style-name="T1"><draw:frame draw:style-name="fr1" draw:name="Object46" text:anchor-type="as-char" svg:y="-0.2252in" svg:width="1.7299in" svg:height="0.3937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36"/>
      <text:p text:style-name="P36"><text:span text:style-name="MathematicaFormatStandardForm"><text:span text:style-name="T1"><draw:frame draw:style-name="fr1" draw:name="Object47" text:anchor-type="as-char" svg:y="-0.2252in" svg:width="2.5693in" svg:height="0.393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36"/>
      <text:p text:style-name="P36"><text:span text:style-name="MathematicaFormatStandardForm"><text:span text:style-name="T1"><draw:frame draw:style-name="fr1" draw:name="Object48" text:anchor-type="as-char" svg:y="-0.2252in" svg:width="3.122in" svg:height="0.3937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28"/>
      <text:p text:style-name="P29"><text:span text:style-name="MathematicaFormatStandardForm"><text:span text:style-name="T1"><draw:frame draw:style-name="fr1" draw:name="Object44" text:anchor-type="as-char" svg:y="-0.1453in" svg:width="1.5689in" svg:height="0.2008in" draw:z-index="14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28"/>
      <text:p text:style-name="P28"><text:span text:style-name="MathematicaFormatStandardForm"><text:span text:style-name="T1"><draw:frame draw:style-name="fr1" draw:name="Object43" text:anchor-type="as-char" svg:y="-0.2252in" svg:width="1.4516in" svg:height="0.3701in" draw:z-index="2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MathematicaFormatStandardForm"><text:span text:style-name="T1">…? <text:s/></text:span></text:span><text:span text:style-name="MathematicaFormatStandardForm"><text:span text:style-name="T5">Some convergence problem.</text:span></text:span></text:p>
      <text:p text:style-name="P2"><text:span text:style-name="MathematicaFormatStandardForm"><text:span text:style-name="T1"/></text:span></text:p>
      <text:p text:style-name="P2"/>
      <text:p text:style-name="P2"><text:span text:style-name="MathematicaFormatStandardForm"><text:span text:style-name="T1"><draw:frame draw:style-name="fr1" draw:name="Object2" text:anchor-type="as-char" svg:y="-0.2083in" svg:width="1.7465in" svg:height="0.37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/>
      <text:p text:style-name="P3"><text:span text:style-name="MathematicaFormatStandardForm"><text:span text:style-name="T1"><draw:frame draw:style-name="fr1" draw:name="Object10" text:anchor-type="as-char" svg:y="-0.2484in" svg:width="1.4398in" svg:height="0.3984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2646in" svg:width="2.2882in" svg:height="0.43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/>
      <text:p text:style-name="P3"><text:span text:style-name="MathematicaFormatStandardForm"><text:span text:style-name="T1"><draw:frame draw:style-name="fr1" draw:name="Object8" text:anchor-type="as-char" svg:y="-0.348in" svg:width="2.5689in" svg:height="0.539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3"/>
      <text:p text:style-name="P7"><text:soft-page-break/><text:span text:style-name="MathematicaFormatStandardForm"><text:span text:style-name="T1"><draw:frame draw:style-name="fr1" draw:name="Object9" text:anchor-type="as-char" svg:y="-0.2047in" svg:width="1.6366in" svg:height="0.3665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7"/>
      <text:p text:style-name="P12"><text:span text:style-name="MathematicaFormatStandardForm"><text:span text:style-name="T1"><draw:frame draw:style-name="fr1" draw:name="Object29" text:anchor-type="as-char" svg:y="-0.2484in" svg:width="3.8807in" svg:height="0.4102in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7"/>
      <text:p text:style-name="P19"><text:span text:style-name="MathematicaFormatStandardForm"><text:span text:style-name="T1"><draw:frame draw:style-name="fr1" draw:name="Object14" text:anchor-type="as-char" svg:y="-0.3689in" svg:width="4.5909in" svg:height="0.539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7"/>
      <text:p text:style-name="P23"><text:span text:style-name="MathematicaFormatStandardForm"><text:span text:style-name="T1"><draw:frame draw:style-name="fr1" draw:name="Object13" text:anchor-type="as-char" svg:y="-0.2047in" svg:width="1.9689in" svg:height="0.3665in" draw:z-index="2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2">if k is positive integer</text:span></text:span></text:p>
      <text:p text:style-name="P23"/>
      <text:p text:style-name="P27"><text:span text:style-name="MathematicaFormatStandardForm"><text:span text:style-name="T1"><draw:frame draw:style-name="fr1" draw:name="Object41" text:anchor-type="as-char" svg:y="-0.1835in" svg:width="2.3173in" svg:height="0.3283in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23"/>
      <text:p text:style-name="P24"/>
      <text:p text:style-name="P24"/>
      <text:p text:style-name="P24"/>
      <text:p text:style-name="P2"/>
      <text:p text:style-name="P2"/>
      <text:p text:style-name="P2"/>
      <text:p text:style-name="P2"><text:span text:style-name="MathematicaFormatStandardForm"><text:span text:style-name="T1"><draw:frame draw:style-name="fr1" draw:name="Object5" text:anchor-type="as-char" svg:y="-0.2646in" svg:width="3.9984in" svg:height="0.4346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/>
      <text:p text:style-name="P5"><text:span text:style-name="MathematicaFormatStandardForm"><text:span text:style-name="T1"><draw:frame draw:style-name="fr1" draw:name="Object12" text:anchor-type="as-char" svg:y="-0.2646in" svg:width="3.9043in" svg:height="0.4346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1"/>
      <text:p text:style-name="P16"><text:span text:style-name="MathematicaFormatStandardForm"><text:span text:style-name="T1"><draw:frame draw:style-name="fr1" draw:name="Object23" text:anchor-type="as-char" svg:y="-0.3689in" svg:width="3.9937in" svg:height="0.539in" draw:z-index="38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2"/>
      <text:p text:style-name="P20"><text:span text:style-name="MathematicaFormatStandardForm"><text:span text:style-name="T1"><draw:frame draw:style-name="fr1" draw:name="Object7" text:anchor-type="as-char" svg:y="-0.2437in" svg:width="2.3425in" svg:height="0.4346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0"/>
      <text:p text:style-name="P21"><text:span text:style-name="MathematicaFormatStandardForm"><text:span text:style-name="T1"><draw:frame draw:style-name="fr1" draw:name="Object6" text:anchor-type="as-char" svg:y="-0.1646in" svg:width="2.2236in" svg:height="0.2201in" draw:z-index="3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1"/>
      <text:p text:style-name="P21"><text:span text:style-name="MathematicaFormatStandardForm"><text:span text:style-name="T1"><draw:frame draw:style-name="fr1" draw:name="Object15" text:anchor-type="as-char" svg:y="-0.1646in" svg:width="1.8409in" svg:height="0.2201in" draw:z-index="40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21"/>
      <text:p text:style-name="P21"><text:span text:style-name="MathematicaFormatStandardForm"><text:span text:style-name="T1"><draw:frame draw:style-name="fr1" draw:name="Object16" text:anchor-type="as-char" svg:y="-0.1646in" svg:width="3.0626in" svg:height="0.2201in" draw:z-index="41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21"/>
      <text:p text:style-name="P21"><text:span text:style-name="MathematicaFormatStandardForm"><text:span text:style-name="T1"><draw:frame draw:style-name="fr1" draw:name="Object17" text:anchor-type="as-char" svg:y="-0.1646in" svg:width="2.7252in" svg:height="0.2201in" draw:z-index="4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21"/>
      <text:p text:style-name="P21"><text:span text:style-name="MathematicaFormatStandardForm"><text:span text:style-name="T1"><draw:frame draw:style-name="fr1" draw:name="Object36" text:anchor-type="as-char" svg:y="-0.2646in" svg:width="3.1161in" svg:height="0.4346in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21"/>
      <text:p text:style-name="P21"><text:soft-page-break/><text:span text:style-name="MathematicaFormatStandardForm"><text:span text:style-name="T1"><draw:frame draw:style-name="fr1" draw:name="Object37" text:anchor-type="as-char" svg:y="-0.2646in" svg:width="2.7193in" svg:height="0.4346in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1"/>
      <text:p text:style-name="P22"><text:span text:style-name="MathematicaFormatStandardForm"><text:span text:style-name="T1"><draw:frame draw:style-name="fr1" draw:name="Object38" text:anchor-type="as-char" svg:y="-0.2646in" svg:width="2.7283in" svg:height="0.4346in" draw:z-index="4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4"/>
      <text:p text:style-name="P5"><text:span text:style-name="MathematicaFormatStandardForm"><text:span text:style-name="T1"><draw:frame draw:style-name="fr1" draw:name="Object11" text:anchor-type="as-char" svg:y="-0.3689in" svg:width="4.9465in" svg:height="0.539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33"><text:span text:style-name="MathematicaFormatStandardForm"><text:span text:style-name="T1"><draw:frame draw:style-name="fr1" draw:name="Object19" text:anchor-type="as-char" svg:y="-0.2291in" svg:width="1.7465in" svg:height="0.3791in" draw:z-index="1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1"><text:tab/><text:tab/></text:span></text:span><text:span text:style-name="MathematicaFormatStandardForm"><text:span text:style-name="T1"><draw:frame draw:style-name="fr1" draw:name="Object21" text:anchor-type="as-char" svg:y="-0.2484in" svg:width="1.8689in" svg:height="0.3984in" draw:z-index="34"><draw:object xlink:href="./Object 23" xlink:type="simple" xlink:show="embed" xlink:actuate="onLoad"/><draw:image xlink:href="./ObjectReplacements/Object 23" xlink:type="simple" xlink:show="embed" xlink:actuate="onLoad"/></draw:frame></text:span></text:span></text:p>
      <text:p text:style-name="P8"/>
      <text:p text:style-name="P17"><text:span text:style-name="MathematicaFormatStandardForm"><text:span text:style-name="T1"><draw:frame draw:style-name="fr1" draw:name="Object18" text:anchor-type="as-char" svg:y="-0.3689in" svg:width="2.5689in" svg:height="0.539in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7"/>
      <text:p text:style-name="P31">Compare to</text:p>
      <text:p text:style-name="P8"/>
      <text:p text:style-name="P8"><text:span text:style-name="MathematicaFormatStandardForm"><text:span text:style-name="T1"><draw:frame draw:style-name="fr1" draw:name="Object20" text:anchor-type="as-char" svg:y="-0.2646in" svg:width="1.548in" svg:height="0.4346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8"/>
      <text:p text:style-name="P9"><text:span text:style-name="MathematicaFormatStandardForm"><text:span text:style-name="T3">Also works </text:span></text:span><text:span text:style-name="MathematicaFormatStandardForm"><text:span text:style-name="T4">as</text:span></text:span></text:p>
      <text:p text:style-name="P9"/>
      <text:p text:style-name="P13"><text:span text:style-name="MathematicaFormatStandardForm"><text:span text:style-name="T1"><draw:frame draw:style-name="fr1" draw:name="Object22" text:anchor-type="as-char" svg:y="-0.2291in" svg:width="1.4236in" svg:height="0.3791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MathematicaFormatStandardForm"><text:span text:style-name="T1"><text:tab/><text:tab/></text:span></text:span><text:span text:style-name="MathematicaFormatStandardForm"><text:span text:style-name="T1"><draw:frame draw:style-name="fr1" draw:name="Object30" text:anchor-type="as-char" svg:y="-0.2484in" svg:width="1.6409in" svg:height="0.3984in" draw:z-index="28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9"/>
      <text:p text:style-name="P15"><text:span text:style-name="MathematicaFormatStandardForm"><text:span text:style-name="T1"><draw:frame draw:style-name="fr1" draw:name="Object32" text:anchor-type="as-char" svg:y="-0.2291in" svg:width="1.6811in" svg:height="0.3791in" draw:z-index="29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MathematicaFormatStandardForm"><text:span text:style-name="T1"><text:tab/><text:tab/></text:span></text:span><text:span text:style-name="MathematicaFormatStandardForm"><text:span text:style-name="T1"><draw:frame draw:style-name="fr1" draw:name="Object33" text:anchor-type="as-char" svg:y="-0.2484in" svg:width="1.8811in" svg:height="0.3984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34" text:anchor-type="as-char" svg:y="-0.2291in" svg:width="2.0043in" svg:height="0.3791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MathematicaFormatStandardForm"><text:span text:style-name="T1"><text:tab/></text:span></text:span><text:span text:style-name="MathematicaFormatStandardForm"><text:span text:style-name="T1"><draw:frame draw:style-name="fr1" draw:name="Object35" text:anchor-type="as-char" svg:y="-0.2484in" svg:width="1.8811in" svg:height="0.3984in" draw:z-index="33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9"/>
      <text:p text:style-name="P10"><text:span text:style-name="MathematicaFormatStandardForm"><text:span text:style-name="T4">Here is what does not work:</text:span></text:span></text:p>
      <text:p text:style-name="P10"/>
      <text:p text:style-name="P10"><text:span text:style-name="MathematicaFormatStandardForm"><text:span text:style-name="T1"><draw:frame draw:style-name="fr1" draw:name="Object24" text:anchor-type="as-char" svg:y="-0.1453in" svg:width="1.4016in" svg:height="0.2008in" draw:z-index="18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MathematicaFormatStandardForm"><text:span text:style-name="T1"> <text:tab/><text:tab/></text:span></text:span><text:span text:style-name="MathematicaFormatStandardForm"><text:span text:style-name="T1"><draw:frame draw:style-name="fr1" draw:name="Object25" text:anchor-type="as-char" svg:y="-0.2291in" svg:width="1.1228in" svg:height="0.3791in" draw:z-index="20"><draw:object xlink:href="./Object 27" xlink:type="simple" xlink:show="embed" xlink:actuate="onLoad"/><draw:image xlink:href="./ObjectReplacements/Object 27" xlink:type="simple" xlink:show="embed" xlink:actuate="onLoad"/></draw:frame></text:span></text:span><text:span text:style-name="MathematicaFormatStandardForm"><text:span text:style-name="T1"> <text:tab/></text:span></text:span><text:span text:style-name="MathematicaFormatStandardForm"><text:span text:style-name="T1"><draw:frame draw:style-name="fr1" draw:name="Object26" text:anchor-type="as-char" svg:y="-0.2291in" svg:width="1.4256in" svg:height="0.3791in" draw:z-index="21"><draw:object xlink:href="./Object 28" xlink:type="simple" xlink:show="embed" xlink:actuate="onLoad"/><draw:image xlink:href="./ObjectReplacements/Object 28" xlink:type="simple" xlink:show="embed" xlink:actuate="onLoad"/></draw:frame></text:span></text:span></text:p>
      <text:p text:style-name="P34"><text:span text:style-name="MathematicaFormatStandardForm"><text:span text:style-name="T1"><draw:frame draw:style-name="fr1" draw:name="Object28" text:anchor-type="as-char" svg:y="-0.2291in" svg:width="1.4736in" svg:height="0.3791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8"/>
      <text:p text:style-name="P18"><text:span text:style-name="MathematicaFormatStandardForm"><text:span text:style-name="T1"><draw:frame draw:style-name="fr1" draw:name="Object31" text:anchor-type="as-char" svg:y="-0.3689in" svg:width="1.698in" svg:height="0.539in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8"/>
      <text:p text:style-name="P18"/>
      <text:p text:style-name="P18"/>
      <text:p text:style-name="P18"/>
      <text:p text:style-name="P30"><text:span text:style-name="MathematicaFormatStandardForm"><text:span text:style-name="T1"><draw:frame draw:style-name="fr1" draw:name="Object45" text:anchor-type="as-char" svg:y="-0.2402in" svg:width="4.2201in" svg:height="0.3756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4:50:04.073000000</meta:creation-date>
    <dc:date>2015-02-24T00:49:26.954000000</dc:date>
    <meta:editing-duration>P6DT5H3M18S</meta:editing-duration>
    <meta:editing-cycles>37</meta:editing-cycles>
    <meta:generator>LibreOffice/4.3.2.2$Windows_x86 LibreOffice_project/edfb5295ba211bd31ad47d0bad0118690f76407d</meta:generator>
    <meta:document-statistic meta:table-count="0" meta:image-count="0" meta:object-count="50" meta:page-count="6" meta:paragraph-count="47" meta:word-count="20" meta:character-count="115" meta:non-whitespace-character-count="87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row>
        <mfrac>
          <mrow>
            <mi mathvariant="normal">γ</mi>
            <mrow>
              <mo fence="true" stretchy="false">(</mo>
              <mrow>
                <mrow>
                  <mrow>
                    <mi>a</mi>
                    <mo stretchy="false">+</mo>
                    <mi>b</mi>
                  </mrow>
                  <mrow>
                    <mi>,</mi>
                    <mo stretchy="false">−</mo>
                    <mi>log</mi>
                  </mrow>
                  <mi>n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</mfrac>
        <mo stretchy="false">=</mo>
        <mrow>
          <munderover>
            <mo stretchy="false">∫</mo>
            <mn>1</mn>
            <mi>n</mi>
          </munderover>
          <mfrac>
            <mo stretchy="false">∂</mo>
            <mrow>
              <mo stretchy="false">∂</mo>
              <mi>x</mi>
            </mrow>
          </mfrac>
        </mrow>
      </mrow>
      <mrow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  <mfrac>
                <mrow>
                  <mi mathvariant="normal">γ</mi>
                  <mrow>
                    <mo fence="true" stretchy="false">(</mo>
                    <mrow>
                      <mrow>
                        <mi>a</mi>
                        <mrow>
                          <mi>,</mi>
                          <mo stretchy="false">−</mo>
                          <mi>log</mi>
                        </mrow>
                        <mi>x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</mrow>
          </mrow>
          <mo fence="true" stretchy="false">)</mo>
        </mrow>
        <mo stretchy="false">⋅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b</mi>
              </msup>
              <mfrac>
                <mrow>
                  <mi mathvariant="normal">γ</mi>
                  <mrow>
                    <mo fence="true" stretchy="false">(</mo>
                    <mrow>
                      <mrow>
                        <mi>b</mi>
                        <mrow>
                          <mi>,</mi>
                          <mo stretchy="false">−</mo>
                          <mi>log</mi>
                        </mrow>
                        <mfrac>
                          <mi>n</mi>
                          <mi>x</mi>
                        </mfrac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</mfrac>
            </mrow>
          </mrow>
          <mo fence="true" stretchy="false">)</mo>
        </mrow>
      </mrow>
      <mi mathvariant="italic">dx</mi>
    </mrow>
    <annotation encoding="StarMath 5.0">(-1)^{a+b} {{%gamma( a+b,-log n )}over {%GAMMA(a+b)}} = int from 1 to n { partial over {partial x} }((-1)^a {%gamma( a,-log x )}over{%GAMMA(a)}) cdot ((-1)^b {{%gamma ( b, -log n over x )} over {%GAMMA(b)}}) dx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n</mi>
              <mi>,</mi>
              <mrow>
                <mi>a</mi>
                <mo stretchy="false">+</mo>
                <mi>b</mi>
              </mrow>
            </mrow>
          </mrow>
          <mo fence="true" stretchy="false">)</mo>
        </mrow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x</mi>
                </mfrac>
              </munderover>
              <mfrac>
                <mrow>
                  <mo stretchy="false">∂</mo>
                  <mi>G</mi>
                  <mrow>
                    <mo fence="true" stretchy="false">(</mo>
                    <mrow>
                      <mrow>
                        <mi>x</mi>
                        <mi>,</mi>
                        <mi>a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</mrow>
          <mo stretchy="false">⋅</mo>
          <mfrac>
            <mrow>
              <mo stretchy="false">∂</mo>
              <mi>G</mi>
              <mrow>
                <mo fence="true" stretchy="false">(</mo>
                <mrow>
                  <mrow>
                    <mi>y</mi>
                    <mi>,</mi>
                    <mi>b</mi>
                  </mrow>
                </mrow>
                <mo fence="true" stretchy="false">)</mo>
              </mrow>
            </mrow>
            <mrow>
              <mo stretchy="false">∂</mo>
              <mi>y</mi>
            </mrow>
          </mfrac>
        </mrow>
      </mrow>
      <mi mathvariant="italic">dy</mi>
      <mi mathvariant="italic">dx</mi>
    </mrow>
    <annotation encoding="StarMath 5.0">G(n,a+b) = int from 1 to n int from 1 to n over x { {partial G(x,a)} over {partial x} } cdot{ {partial G(y,b)} over {partial y} } dy dx</annotation>
  </semantics>
</math>
</file>

<file path=Object 11/content.xml><?xml version="1.0" encoding="utf-8"?>
<math xmlns="http://www.w3.org/1998/Math/MathML" display="block">
  <semantics>
    <mrow>
      <msub>
        <mi>L</mi>
        <mrow>
          <mo stretchy="false">−</mo>
          <mi>z</mi>
        </mrow>
      </msub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i>G</mi>
      <mrow>
        <mo fence="true" stretchy="false">(</mo>
        <mrow>
          <mrow>
            <mi>n</mi>
            <mi>,</mi>
            <mi>k</mi>
          </mrow>
        </mrow>
        <mo fence="true" stretchy="false">)</mo>
      </mrow>
    </mrow>
    <annotation encoding="StarMath 5.0">L_{ -z }( log n ) = sum from k = 0 to infinity ( binom{z}{k} )G( n,k )</annotation>
  </semantics>
</math>
</file>

<file path=Object 12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sup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  <mrow>
              <mi>z</mi>
              <mo stretchy="false">−</mo>
              <mn>1</mn>
            </mrow>
          </msup>
          <mrow>
            <mi mathvariant="normal">Γ</mi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{partial over {partial x}}G(x,z)={{(log x)^{z-1}}over {%GAMMA(z)}}</annotation>
  </semantics>
</math>
</file>

<file path=Object 13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row>
                  <mi>a</mi>
                  <mo stretchy="false">+</mo>
                  <mi>b</mi>
                </mrow>
                <mrow>
                  <mi>,</mi>
                  <mo stretchy="false">−</mo>
                  <mi>log</mi>
                </mrow>
                <mi>n</mi>
              </mrow>
            </mrow>
            <mo fence="true" stretchy="false">)</mo>
          </mrow>
        </mrow>
        <mo stretchy="false">=</mo>
        <mi mathvariant="normal">Γ</mi>
      </mrow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−</mo>
        <mi mathvariant="normal">Β</mi>
      </mrow>
      <mrow>
        <msup>
          <mrow>
            <mo fence="true" stretchy="false">(</mo>
            <mrow>
              <mrow>
                <mi>a</mi>
                <mi>,</mi>
                <mi>b</mi>
              </mrow>
            </mrow>
            <mo fence="true" stretchy="false">)</mo>
          </mrow>
          <mrow>
            <mo stretchy="false">−</mo>
            <mn>1</mn>
          </mrow>
        </msup>
        <mo stretchy="false">⋅</mo>
        <mrow>
          <munderover>
            <mo stretchy="false">∫</mo>
            <mn>1</mn>
            <mi>n</mi>
          </munderover>
          <mrow>
            <munderover>
              <mo stretchy="false">∫</mo>
              <mn>1</mn>
              <mfrac>
                <mi>n</mi>
                <mi>x</mi>
              </mfrac>
            </munderover>
            <mfrac>
              <mo stretchy="false">∂</mo>
              <mrow>
                <mo stretchy="false">∂</mo>
                <mi>x</mi>
              </mrow>
            </mfrac>
          </mrow>
        </mrow>
      </mrow>
      <mrow>
        <mrow>
          <mo fence="true" stretchy="false">(</mo>
          <mrow>
            <mrow>
              <mi mathvariant="normal">Γ</mi>
              <mrow>
                <mo fence="true" stretchy="false">(</mo>
                <mrow>
                  <mrow>
                    <mi>a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frac>
          <mo stretchy="false">∂</mo>
          <mrow>
            <mo stretchy="false">∂</mo>
            <mi>y</mi>
          </mrow>
        </mfrac>
      </mrow>
      <mrow>
        <mo fence="true" stretchy="false">(</mo>
        <mrow>
          <mrow>
            <mi mathvariant="normal">Γ</mi>
            <mrow>
              <mo fence="true" stretchy="false">(</mo>
              <mrow>
                <mrow>
                  <mi>b</mi>
                  <mrow>
                    <mi>,</mi>
                    <mo stretchy="false">−</mo>
                    <mi>log</mi>
                  </mrow>
                  <mi>y</mi>
                </mrow>
              </mrow>
              <mo fence="true" stretchy="false">)</mo>
            </mrow>
          </mrow>
        </mrow>
        <mo fence="true" stretchy="false">)</mo>
      </mrow>
      <mi mathvariant="italic">dy</mi>
      <mi mathvariant="italic">dx</mi>
    </mrow>
    <annotation encoding="StarMath 5.0">{%GAMMA( a+b,-log n )} = %GAMMA(a+b)-%BETA(a,b)^-1 cdot int from 1 to n int from 1 to n over x { partial over {partial x} }({%GAMMA( a,-log x )}) cdot { partial over {partial y} }({{%GAMMA( b, -log y )} }) dy dx</annotation>
  </semantics>
</math>
</file>

<file path=Object 14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row>
                  <mi>a</mi>
                  <mo stretchy="false">+</mo>
                  <mi>b</mi>
                </mrow>
                <mrow>
                  <mi>,</mi>
                  <mo stretchy="false">−</mo>
                  <mi>log</mi>
                </mrow>
                <mi>n</mi>
              </mrow>
            </mrow>
            <mo fence="true" stretchy="false">)</mo>
          </mrow>
        </mrow>
        <mo stretchy="false">=</mo>
        <mrow>
          <mrow>
            <mi mathvariant="normal">Β</mi>
            <msup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stretchy="false">⋅</mo>
          <mrow>
            <munderover>
              <mo stretchy="false">∫</mo>
              <mn>1</mn>
              <mi>n</mi>
            </munderover>
            <mfrac>
              <mo stretchy="false">∂</mo>
              <mrow>
                <mo stretchy="false">∂</mo>
                <mi>x</mi>
              </mrow>
            </mfrac>
          </mrow>
        </mrow>
      </mrow>
      <mrow>
        <mrow>
          <mo fence="true" stretchy="false">(</mo>
          <mrow>
            <mrow>
              <mi mathvariant="normal">γ</mi>
              <mrow>
                <mo fence="true" stretchy="false">(</mo>
                <mrow>
                  <mrow>
                    <mi>a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i mathvariant="normal">γ</mi>
              <mrow>
                <mo fence="true" stretchy="false">(</mo>
                <mrow>
                  <mrow>
                    <mi>b</mi>
                    <mrow>
                      <mi>,</mi>
                      <mo stretchy="false">−</mo>
                      <mi>log</mi>
                    </mrow>
                    <mfrac>
                      <mi>n</mi>
                      <mi>x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  <mi mathvariant="italic">dx</mi>
    </mrow>
    <annotation encoding="StarMath 5.0">{%gamma( a+b,-log n )} = {{%BETA(a,b)^-1}} cdot int from 1 to n { partial over {partial x} }({%gamma( a,-log x )}) cdot ({{%gamma ( b, -log n over x )} }) dx</annotation>
  </semantics>
</math>
</file>

<file path=Object 1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sub>
        <mi>L</mi>
        <mrow>
          <mo stretchy="false">−</mo>
          <mi>k</mi>
        </mrow>
      </msub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G(n,k) = sum from k = 0 to infinity (-1)^k ( binom{z}{k} )L_{-k}( log n )</annotation>
  </semantics>
</math>
</file>

<file path=Object 16/content.xml><?xml version="1.0" encoding="utf-8"?>
<math xmlns="http://www.w3.org/1998/Math/MathML" display="block">
  <semantics>
    <mrow>
      <msub>
        <mi>L</mi>
        <mrow>
          <mo stretchy="false">−</mo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</mrow>
      </msub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=</mo>
        <mrow>
          <mrow>
            <mo stretchy="false">−</mo>
            <mn>1</mn>
          </mrow>
          <mo stretchy="false">+</mo>
          <msub>
            <mi>L</mi>
            <mrow>
              <mo stretchy="false">−</mo>
              <mi>a</mi>
            </mrow>
          </msub>
        </mrow>
      </mrow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+</mo>
        <msub>
          <mi>L</mi>
          <mrow>
            <mo stretchy="false">−</mo>
            <mi>b</mi>
          </mrow>
        </msub>
      </mrow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+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x</mi>
                </mfrac>
              </munderover>
              <mfrac>
                <mrow>
                  <mo stretchy="false">∂</mo>
                  <msub>
                    <mi>L</mi>
                    <mrow>
                      <mo stretchy="false">−</mo>
                      <mi>a</mi>
                    </mrow>
                  </msub>
                  <mrow>
                    <mo fence="true" stretchy="false">(</mo>
                    <mrow>
                      <mrow>
                        <mi>log</mi>
                        <mi>x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</mrow>
          <mo stretchy="false">⋅</mo>
          <mfrac>
            <mrow>
              <mo stretchy="false">∂</mo>
              <msub>
                <mi>L</mi>
                <mrow>
                  <mo stretchy="false">−</mo>
                  <mi>b</mi>
                </mrow>
              </msub>
              <mrow>
                <mo fence="true" stretchy="false">(</mo>
                <mrow>
                  <mrow>
                    <mi>log</mi>
                    <mi>y</mi>
                  </mrow>
                </mrow>
                <mo fence="true" stretchy="false">)</mo>
              </mrow>
            </mrow>
            <mrow>
              <mo stretchy="false">∂</mo>
              <mi>y</mi>
            </mrow>
          </mfrac>
        </mrow>
      </mrow>
      <mi mathvariant="italic">dy</mi>
      <mi mathvariant="italic">dx</mi>
    </mrow>
    <annotation encoding="StarMath 5.0">L_{ -(a+b) }( log n ) = -1+L_{-a}(log n) + L_{-b}(log n) + int from 1 to n int from 1 to n over x { {partial L_{-a}(log x)} over {partial x} } cdot{ {partial L_{-b}(log y)} over {partial y} } dy dx</annotation>
  </semantics>
</math>
</file>

<file path=Object 17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row>
                  <mi>b</mi>
                  <mo stretchy="false">+</mo>
                  <mn>1,</mn>
                </mrow>
                <mi>x</mi>
              </mrow>
            </mrow>
            <mo fence="true" stretchy="false">)</mo>
          </mrow>
        </mrow>
        <mo stretchy="false">=</mo>
        <mrow>
          <mo stretchy="false">−</mo>
          <mi>b</mi>
        </mrow>
      </mrow>
      <mi mathvariant="normal">γ</mi>
      <mrow>
        <mrow>
          <mo fence="true" stretchy="false">(</mo>
          <mrow>
            <mrow>
              <mi>b</mi>
              <mi>,</mi>
              <mi>x</mi>
            </mrow>
          </mrow>
          <mo fence="true" stretchy="false">)</mo>
        </mrow>
        <mo stretchy="false">−</mo>
        <msup>
          <mi>x</mi>
          <mi>b</mi>
        </msup>
      </mrow>
      <msup>
        <mi>e</mi>
        <mrow>
          <mo stretchy="false">−</mo>
          <mi>x</mi>
        </mrow>
      </msup>
    </mrow>
    <annotation encoding="StarMath 5.0">{%gamma( b+1,x )} = -b %gamma(  b,x )-x^{ b }e^-x</annotation>
  </semantics>
</math>
</file>

<file path=Object 18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row>
                  <mi>b</mi>
                  <mo stretchy="false">+</mo>
                  <mn>1,</mn>
                  <mo stretchy="false">−</mo>
                  <mi>log</mi>
                </mrow>
                <mi>n</mi>
              </mrow>
            </mrow>
            <mo fence="true" stretchy="false">)</mo>
          </mrow>
        </mrow>
        <mo stretchy="false">=</mo>
        <mrow>
          <mo stretchy="false">−</mo>
          <mi>b</mi>
        </mrow>
      </mrow>
      <mi mathvariant="normal">γ</mi>
      <mrow>
        <mrow>
          <mo fence="true" stretchy="false">(</mo>
          <mrow>
            <mrow>
              <mi>b</mi>
              <mrow>
                <mi>,</mi>
                <mo stretchy="false">−</mo>
                <mi>log</mi>
              </mrow>
              <mi>n</mi>
            </mrow>
          </mrow>
          <mo fence="true" stretchy="false">)</mo>
        </mrow>
        <mo stretchy="false">−</mo>
        <msup>
          <mrow>
            <mo fence="true" stretchy="false">(</mo>
            <mrow>
              <mrow>
                <mrow>
                  <mo stretchy="false">−</mo>
                  <mi>log</mi>
                </mrow>
                <mi>n</mi>
              </mrow>
            </mrow>
            <mo fence="true" stretchy="false">)</mo>
          </mrow>
          <mi>b</mi>
        </msup>
      </mrow>
      <msup>
        <mi>e</mi>
        <mrow>
          <mo stretchy="false">−</mo>
          <mrow>
            <mo fence="true" stretchy="false">(</mo>
            <mrow>
              <mrow>
                <mrow>
                  <mo stretchy="false">−</mo>
                  <mi>log</mi>
                </mrow>
                <mi>n</mi>
              </mrow>
            </mrow>
            <mo fence="true" stretchy="false">)</mo>
          </mrow>
        </mrow>
      </msup>
    </mrow>
    <annotation encoding="StarMath 5.0">{%gamma( b+1,-log n )} = -b %gamma(  b,-log n )-(-log n)^{ b }e^-(-log n)</annotation>
  </semantics>
</math>
</file>

<file path=Object 19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row>
                  <mi>b</mi>
                  <mo stretchy="false">+</mo>
                  <mn>1,</mn>
                  <mo stretchy="false">−</mo>
                  <mi>log</mi>
                </mrow>
                <mi>n</mi>
              </mrow>
            </mrow>
            <mo fence="true" stretchy="false">)</mo>
          </mrow>
        </mrow>
        <mo stretchy="false">=</mo>
        <mrow>
          <mo stretchy="false">−</mo>
          <mi>b</mi>
        </mrow>
      </mrow>
      <mi mathvariant="normal">γ</mi>
      <mrow>
        <mrow>
          <mo fence="true" stretchy="false">(</mo>
          <mrow>
            <mrow>
              <mi>b</mi>
              <mrow>
                <mi>,</mi>
                <mo stretchy="false">−</mo>
                <mi>log</mi>
              </mrow>
              <mi>n</mi>
            </mrow>
          </mrow>
          <mo fence="true" stretchy="false">)</mo>
        </mrow>
        <mo stretchy="false">−</mo>
        <msup>
          <mrow>
            <mo fence="true" stretchy="false">(</mo>
            <mrow>
              <mrow>
                <mrow>
                  <mo stretchy="false">−</mo>
                  <mi>log</mi>
                </mrow>
                <mi>n</mi>
              </mrow>
            </mrow>
            <mo fence="true" stretchy="false">)</mo>
          </mrow>
          <mi>b</mi>
        </msup>
      </mrow>
      <mi>n</mi>
    </mrow>
    <annotation encoding="StarMath 5.0">{%gamma( b+1,-log n )} = -b %gamma(  b,-log n ) - (-log n)^{ b }n</annotation>
  </semantics>
</math>
</file>

<file path=Object 2/content.xml><?xml version="1.0" encoding="utf-8"?>
<math xmlns="http://www.w3.org/1998/Math/MathML" display="block">
  <semantics>
    <mrow>
      <mtext/>
      <msub>
        <mi>P</mi>
        <mi>z</mi>
      </msub>
      <mrow>
        <mrow>
          <mrow>
            <mo fence="true" stretchy="false">(</mo>
            <mrow>
              <mi>n</mi>
            </mrow>
            <mo fence="true" stretchy="false">)</mo>
          </mrow>
          <mo stretchy="false">−</mo>
          <mn>1</mn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row>
          <munderover>
            <mo stretchy="false">∑</mo>
            <mrow>
              <mi>j</mi>
              <mo stretchy="false">=</mo>
              <mn>2</mn>
            </mrow>
            <mrow>
              <mo fence="true" stretchy="false">⌊</mo>
              <mrow>
                <mi>n</mi>
              </mrow>
              <mo fence="true" stretchy="false">⌋</mo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j</mi>
                <mo stretchy="false">+</mo>
                <mn>1</mn>
              </mrow>
            </msup>
            <mrow>
              <mn>2</mn>
              <mrow>
                <mi>j</mi>
                <mo stretchy="false">−</mo>
                <mn>1</mn>
              </mrow>
            </mrow>
          </mfrac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n>2</mn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j</mi>
                    <mo stretchy="false">+</mo>
                    <mn>1</mn>
                  </mrow>
                </msup>
                <mrow>
                  <mn>2</mn>
                  <mrow>
                    <mi>j</mi>
                    <mo stretchy="false">−</mo>
                    <mn>1</mn>
                  </mrow>
                </mrow>
              </mfrac>
            </mrow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row>
              <mn>2</mn>
              <mrow>
                <mi>k</mi>
                <mo stretchy="false">−</mo>
                <mn>1</mn>
              </mrow>
            </mrow>
          </mfrac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n>4</mn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o fence="true" stretchy="false">⌊</mo>
                  <mrow>
                    <mfrac>
                      <mi>n</mi>
                      <mrow>
                        <mn>2</mn>
                        <mi>j</mi>
                      </mrow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n>2</mn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j</mi>
                      <mo stretchy="false">+</mo>
                      <mn>1</mn>
                    </mrow>
                  </msup>
                  <mrow>
                    <mn>2</mn>
                    <mrow>
                      <mi>j</mi>
                      <mo stretchy="false">−</mo>
                      <mn>1</mn>
                    </mrow>
                  </mrow>
                </mfrac>
              </mrow>
            </mrow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row>
              <mn>2</mn>
              <mrow>
                <mi>k</mi>
                <mo stretchy="false">−</mo>
                <mn>1</mn>
              </mrow>
            </mrow>
          </mfrac>
          <mo stretchy="false">⋅</mo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l</mi>
                <mo stretchy="false">+</mo>
                <mn>1</mn>
              </mrow>
            </msup>
            <mrow>
              <mn>2</mn>
              <mrow>
                <mi>l</mi>
                <mo stretchy="false">−</mo>
                <mn>1</mn>
              </mrow>
            </mrow>
          </mfrac>
        </mrow>
        <mo stretchy="false">+</mo>
        <mn>...</mn>
      </mrow>
    </mrow>
    <annotation encoding="StarMath 5.0">""P_z(n)-1=
(binom{z}{1})
	sum from j = 2 to lfloor n rfloor 
			{(-1)^{j+1} over {2j-1}}
			
 +(binom{z}{2}) 
 	sum from j = 2 to lfloor n over 2 rfloor 
 		sum from k = 2 to lfloor n over j rfloor 
 			{(-1)^{j+1} over {2j-1}}cdot{(-1)^{k+1} over {2k-1}}
 			
+(binom{z}{3}) 
	sum from j = 2 to lfloor n over 4 rfloor 
		sum from k = 2 to lfloor n over {2 j} rfloor 
			sum from l = 2 to lfloor n over {j cdot k} rfloor 
				{(-1)^{j+1} over {2j-1}}cdot{(-1)^{k+1} over {2k-1}}cdot{(-1)^{l+1} over {2 l-1}}
+...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n</mi>
              <mi>,</mi>
              <mrow>
                <mi>a</mi>
                <mo stretchy="false">+</mo>
                <mi>b</mi>
              </mrow>
            </mrow>
          </mrow>
          <mo fence="true" stretchy="false">)</mo>
        </mrow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x</mi>
                </mfrac>
              </munderover>
              <mfrac>
                <mrow>
                  <mo stretchy="false">∂</mo>
                  <mi>G</mi>
                  <mrow>
                    <mo fence="true" stretchy="false">(</mo>
                    <mrow>
                      <mrow>
                        <mi>x</mi>
                        <mi>,</mi>
                        <mi>a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</mrow>
          <mo stretchy="false">⋅</mo>
          <mfrac>
            <mrow>
              <mo stretchy="false">∂</mo>
              <mi>G</mi>
              <mrow>
                <mo fence="true" stretchy="false">(</mo>
                <mrow>
                  <mrow>
                    <mi>y</mi>
                    <mi>,</mi>
                    <mi>b</mi>
                  </mrow>
                </mrow>
                <mo fence="true" stretchy="false">)</mo>
              </mrow>
            </mrow>
            <mrow>
              <mo stretchy="false">∂</mo>
              <mi>y</mi>
            </mrow>
          </mfrac>
        </mrow>
      </mrow>
      <mi mathvariant="italic">dy</mi>
      <mi mathvariant="italic">dx</mi>
    </mrow>
    <annotation encoding="StarMath 5.0">G(n,a+b) = int from 1 to n int from 1 to n over x { {partial G(x,a)} over {partial x} } cdot{ {partial G(y,b)} over {partial y} } dy dx</annotation>
  </semantics>
</math>
</file>

<file path=Object 2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z</mi>
        </msup>
      </mrow>
      <mfrac>
        <mrow>
          <mi mathvariant="normal">γ</mi>
          <mrow>
            <mo fence="true" stretchy="false">(</mo>
            <mrow>
              <mrow>
                <mi>z</mi>
                <mrow>
                  <mi>,</mi>
                  <mo stretchy="false">−</mo>
                  <mi>log</mi>
                </mrow>
                <mi>x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z</mi>
            </mrow>
            <mo fence="true" stretchy="false">)</mo>
          </mrow>
        </mrow>
      </mfrac>
    </mrow>
    <annotation encoding="StarMath 5.0">G(x,z)=(-1)^{z} {{%gamma( z,-log x )}over {%GAMMA(z)}}</annotation>
  </semantics>
</math>
</file>

<file path=Object 22/content.xml><?xml version="1.0" encoding="utf-8"?>
<math xmlns="http://www.w3.org/1998/Math/MathML" display="block">
  <semantics>
    <mrow>
      <mrow>
        <msup>
          <mi>n</mi>
          <mrow>
            <mi>a</mi>
            <mo stretchy="false">+</mo>
            <mi>b</mi>
          </mrow>
        </msup>
        <mo stretchy="false">=</mo>
        <mrow>
          <mrow>
            <munderover>
              <mo stretchy="false">∫</mo>
              <mn>0</mn>
              <mi>n</mi>
            </munderover>
            <mrow>
              <munderover>
                <mo stretchy="false">∫</mo>
                <mn>0</mn>
                <mi>n</mi>
              </munderover>
              <mfrac>
                <mrow>
                  <mo stretchy="false">∂</mo>
                  <msup>
                    <mi>x</mi>
                    <mi>a</mi>
                  </msup>
                </mrow>
                <mrow>
                  <mo stretchy="false">∂</mo>
                  <mi>x</mi>
                </mrow>
              </mfrac>
            </mrow>
          </mrow>
          <mo stretchy="false">⋅</mo>
          <mfrac>
            <mrow>
              <mo stretchy="false">∂</mo>
              <msup>
                <mi>y</mi>
                <mi>b</mi>
              </msup>
            </mrow>
            <mrow>
              <mo stretchy="false">∂</mo>
              <mi>y</mi>
            </mrow>
          </mfrac>
        </mrow>
      </mrow>
      <mi mathvariant="italic">dy</mi>
      <mi mathvariant="italic">dx</mi>
    </mrow>
    <annotation encoding="StarMath 5.0">n^{a+b} = int from 0 to n int from 0 to n { {partial x^a} over {partial x} } cdot { {partial y^b} over {partial y} } dy dx</annotation>
  </semantics>
</math>
</file>

<file path=Object 23/content.xml><?xml version="1.0" encoding="utf-8"?>
<math xmlns="http://www.w3.org/1998/Math/MathML" display="block">
  <semantics>
    <mrow>
      <mrow>
        <mfrac>
          <mrow>
            <mo stretchy="false">∂</mo>
            <mi>G</mi>
            <mrow>
              <mo fence="true" stretchy="false">(</mo>
              <mrow>
                <mrow>
                  <mi>x</mi>
                  <mi>,</mi>
                  <mi>z</mi>
                </mrow>
              </mrow>
              <mo fence="true" stretchy="false">)</mo>
            </mrow>
          </mrow>
          <mrow>
            <mo stretchy="false">∂</mo>
            <mi>x</mi>
          </mrow>
        </mfrac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z</mi>
            <mo stretchy="false">+</mo>
            <mn>1</mn>
          </mrow>
        </msup>
      </mrow>
      <mfrac>
        <msup>
          <mrow>
            <mo fence="true" stretchy="false">(</mo>
            <mrow>
              <mrow>
                <mrow>
                  <mo stretchy="false">−</mo>
                  <mi>log</mi>
                </mrow>
                <mi>x</mi>
              </mrow>
            </mrow>
            <mo fence="true" stretchy="false">)</mo>
          </mrow>
          <mrow>
            <mi>z</mi>
            <mo stretchy="false">−</mo>
            <mn>1</mn>
          </mrow>
        </msup>
        <mrow>
          <mi mathvariant="normal">Γ</mi>
          <mrow>
            <mo fence="true" stretchy="false">(</mo>
            <mrow>
              <mi>z</mi>
            </mrow>
            <mo fence="true" stretchy="false">)</mo>
          </mrow>
        </mrow>
      </mfrac>
    </mrow>
    <annotation encoding="StarMath 5.0">{{partial G(x,z)} over {partial x}}=(-1)^{z+1} {{(-log x)^{z-1}}over {%GAMMA(z)}}</annotation>
  </semantics>
</math>
</file>

<file path=Object 2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i>z</mi>
                  <mrow>
                    <mi>,</mi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G(x,z)={{%gamma( z,-log x )}over {%GAMMA(z)}}</annotation>
  </semantics>
</math>
</file>

<file path=Object 25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row>
                  <mi>a</mi>
                  <mo stretchy="false">+</mo>
                  <mi>b</mi>
                </mrow>
                <mrow>
                  <mi>,</mi>
                  <mo stretchy="false">−</mo>
                  <mi>log</mi>
                </mrow>
                <mi>n</mi>
              </mrow>
            </mrow>
            <mo fence="true" stretchy="false">)</mo>
          </mrow>
        </mrow>
        <mo stretchy="false">=</mo>
        <mrow>
          <mrow>
            <mi mathvariant="normal">Β</mi>
            <msup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stretchy="false">⋅</mo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x</mi>
                </mfrac>
              </munderover>
              <mfrac>
                <mrow>
                  <mo stretchy="false">∂</mo>
                  <mrow>
                    <mi mathvariant="normal">γ</mi>
                    <mrow>
                      <mo fence="true" stretchy="false">(</mo>
                      <mrow>
                        <mrow>
                          <mi>a</mi>
                          <mrow>
                            <mi>,</mi>
                            <mo stretchy="false">−</mo>
                            <mi>log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row>
                  <mo stretchy="false">∂</mo>
                  <mi>x</mi>
                </mrow>
              </mfrac>
            </mrow>
          </mrow>
          <mo stretchy="false">⋅</mo>
          <mfrac>
            <mrow>
              <mo stretchy="false">∂</mo>
              <mrow>
                <mi mathvariant="normal">γ</mi>
                <mrow>
                  <mo fence="true" stretchy="false">(</mo>
                  <mrow>
                    <mrow>
                      <mi>b</mi>
                      <mrow>
                        <mi>,</mi>
                        <mo stretchy="false">−</mo>
                        <mi>log</mi>
                      </mrow>
                      <mi>y</mi>
                    </mrow>
                  </mrow>
                  <mo fence="true" stretchy="false">)</mo>
                </mrow>
              </mrow>
            </mrow>
            <mrow>
              <mo stretchy="false">∂</mo>
              <mi>x</mi>
            </mrow>
          </mfrac>
        </mrow>
      </mrow>
      <mi mathvariant="italic">dy</mi>
      <mi mathvariant="italic">dx</mi>
    </mrow>
    <annotation encoding="StarMath 5.0">{%gamma( a+b,-log n )} = {{%BETA(a,b)^-1}} cdot int from 1 to n int from 1 to n over x { {partial {%gamma( a,-log x )} } over {partial x} } cdot { {partial {{%gamma ( b, -log y )} } } over {partial x} } dy dx</annotation>
  </semantics>
</math>
</file>

<file path=Object 26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i mathvariant="normal">γ</mi>
          <mrow>
            <mo fence="true" stretchy="false">(</mo>
            <mrow>
              <mrow>
                <mi>z</mi>
                <mrow>
                  <mi>,</mi>
                  <mo stretchy="false">−</mo>
                  <mi>log</mi>
                </mrow>
                <mi>x</mi>
              </mrow>
            </mrow>
            <mo fence="true" stretchy="false">)</mo>
          </mrow>
        </mrow>
      </mrow>
    </mrow>
    <annotation encoding="StarMath 5.0">G(x,z)={{%gamma( z,-log x )}}</annotation>
  </semantics>
</math>
</file>

<file path=Object 27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i>z</mi>
                  <mi>,</mi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G(x,z)={{%gamma( z,x )}over {%GAMMA(z)}}</annotation>
  </semantics>
</math>
</file>

<file path=Object 2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i>z</mi>
                  <mrow>
                    <mi>,</mi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G(x,z)={{%GAMMA( z,-log x )}over {%GAMMA(z)}}</annotation>
  </semantics>
</math>
</file>

<file path=Object 29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a</mi>
          <mo stretchy="false">+</mo>
          <mi>b</mi>
        </mrow>
      </msup>
      <mrow>
        <mfrac>
          <mrow>
            <mi mathvariant="normal">γ</mi>
            <mrow>
              <mo fence="true" stretchy="false">(</mo>
              <mrow>
                <mrow>
                  <mrow>
                    <mi>a</mi>
                    <mo stretchy="false">+</mo>
                    <mi>b</mi>
                  </mrow>
                  <mi>,</mi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log</mi>
                  <mi>n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</mfrac>
        <mo stretchy="false">=</mo>
        <mrow>
          <munderover>
            <mo stretchy="false">∫</mo>
            <mn>1</mn>
            <mi>n</mi>
          </munderover>
          <mfrac>
            <mo stretchy="false">∂</mo>
            <mrow>
              <mo stretchy="false">∂</mo>
              <mi>x</mi>
            </mrow>
          </mfrac>
        </mrow>
      </mrow>
      <mrow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a</mi>
              </msup>
              <mfrac>
                <mrow>
                  <mi mathvariant="normal">γ</mi>
                  <mrow>
                    <mo fence="true" stretchy="false">(</mo>
                    <mrow>
                      <mrow>
                        <mi>a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i>x</mi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</mrow>
          </mrow>
          <mo fence="true" stretchy="false">)</mo>
        </mrow>
        <mo stretchy="false">⋅</mo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b</mi>
              </msup>
              <mfrac>
                <mrow>
                  <mi mathvariant="normal">γ</mi>
                  <mrow>
                    <mo fence="true" stretchy="false">(</mo>
                    <mrow>
                      <mrow>
                        <mi>b</mi>
                        <mi>,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i>log</mi>
                        <mfrac>
                          <mi>n</mi>
                          <mi>x</mi>
                        </mfrac>
                      </mrow>
                    </mrow>
                    <mo fence="true" stretchy="false">)</mo>
                  </mrow>
                </mrow>
                <mrow>
                  <mi mathvariant="normal">Γ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</mfrac>
            </mrow>
          </mrow>
          <mo fence="true" stretchy="false">)</mo>
        </mrow>
      </mrow>
      <mi mathvariant="italic">dx</mi>
    </mrow>
    <annotation encoding="StarMath 5.0">(-1)^{a+b} {{%gamma( a+b,(s-1)log n )}over {%GAMMA(a+b)}} = int from 1 to n { partial over {partial x} }((-1)^a {%gamma( a,(s-1)log x )}over{%GAMMA(a)}) cdot ((-1)^b {{%gamma ( b, (s-1)log n over x )} over {%GAMMA(b)}}) dx</annotation>
  </semantics>
</math>
</file>

<file path=Object 3/content.xml><?xml version="1.0" encoding="utf-8"?>
<math xmlns="http://www.w3.org/1998/Math/MathML" display="block">
  <semantics>
    <mrow>
      <mtext/>
      <msub>
        <mi>E</mi>
        <mi>z</mi>
      </msub>
      <mrow>
        <mrow>
          <mrow>
            <mo fence="true" stretchy="false">(</mo>
            <mrow>
              <mi>n</mi>
            </mrow>
            <mo fence="true" stretchy="false">)</mo>
          </mrow>
          <mo stretchy="false">−</mo>
          <mn>1</mn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i>n</mi>
            </mrow>
            <mo fence="true" stretchy="false">⌋</mo>
          </mrow>
        </munderover>
        <mi mathvariant="normal">Γ</mi>
      </mrow>
      <mrow>
        <msup>
          <mrow>
            <mo fence="true" stretchy="false">(</mo>
            <mrow>
              <mi>j</mi>
            </mrow>
            <mo fence="true" stretchy="false">)</mo>
          </mrow>
          <mrow>
            <mo stretchy="false">−</mo>
            <mn>1</mn>
          </mrow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frac>
                <mi>n</mi>
                <mn>2</mn>
              </mfrac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i mathvariant="normal">Γ</mi>
        </mrow>
      </mrow>
      <mrow>
        <msup>
          <mrow>
            <mo fence="true" stretchy="false">(</mo>
            <mrow>
              <mi>j</mi>
            </mrow>
            <mo fence="true" stretchy="false">)</mo>
          </mrow>
          <mrow>
            <mo stretchy="false">−</mo>
            <mn>1</mn>
          </mrow>
        </msup>
        <mo stretchy="false">⋅</mo>
        <mi mathvariant="normal">Γ</mi>
      </mrow>
      <mrow>
        <msup>
          <mrow>
            <mo fence="true" stretchy="false">(</mo>
            <mrow>
              <mi>k</mi>
            </mrow>
            <mo fence="true" stretchy="false">)</mo>
          </mrow>
          <mrow>
            <mo stretchy="false">−</mo>
            <mn>1</mn>
          </mrow>
        </msup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row>
            <mo fence="true" stretchy="false">⌊</mo>
            <mrow>
              <mfrac>
                <mi>n</mi>
                <mn>4</mn>
              </mfrac>
            </mrow>
            <mo fence="true" stretchy="false">⌋</mo>
          </mrow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row>
                    <mn>2</mn>
                    <mi>j</mi>
                  </mrow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i mathvariant="normal">Γ</mi>
          </mrow>
        </mrow>
      </mrow>
      <mrow>
        <msup>
          <mrow>
            <mo fence="true" stretchy="false">(</mo>
            <mrow>
              <mi>j</mi>
            </mrow>
            <mo fence="true" stretchy="false">)</mo>
          </mrow>
          <mrow>
            <mo stretchy="false">−</mo>
            <mn>1</mn>
          </mrow>
        </msup>
        <mo stretchy="false">⋅</mo>
        <mi mathvariant="normal">Γ</mi>
      </mrow>
      <mrow>
        <msup>
          <mrow>
            <mo fence="true" stretchy="false">(</mo>
            <mrow>
              <mi>k</mi>
            </mrow>
            <mo fence="true" stretchy="false">)</mo>
          </mrow>
          <mrow>
            <mo stretchy="false">−</mo>
            <mn>1</mn>
          </mrow>
        </msup>
        <mo stretchy="false">⋅</mo>
        <mi mathvariant="normal">Γ</mi>
      </mrow>
      <mrow>
        <msup>
          <mrow>
            <mo fence="true" stretchy="false">(</mo>
            <mrow>
              <mi>l</mi>
            </mrow>
            <mo fence="true" stretchy="false">)</mo>
          </mrow>
          <mrow>
            <mo stretchy="false">−</mo>
            <mn>1</mn>
          </mrow>
        </msup>
        <mo stretchy="false">+</mo>
        <mn>...</mn>
      </mrow>
    </mrow>
    <annotation encoding="StarMath 5.0">""E_z(n)-1=
(binom{z}{1})
	sum from j = 2 to lfloor n rfloor 
			%GAMMA( j )^-1
			
 +(binom{z}{2}) 
 	sum from j = 2 to lfloor n over 2 rfloor 
 		sum from k = 2 to lfloor n over j rfloor 
 			%GAMMA( j )^-1 cdot %GAMMA( k )^-1
 			
+(binom{z}{3}) 
	sum from j = 2 to lfloor n over 4 rfloor 
		sum from k = 2 to lfloor n over {2 j} rfloor 
			sum from l = 2 to lfloor n over {j cdot k} rfloor 
				%GAMMA( j )^-1 cdot %GAMMA( k )^-1 cdot %GAMMA( l )^-1
+...</annotation>
  </semantics>
</math>
</file>

<file path=Object 30/content.xml><?xml version="1.0" encoding="utf-8"?>
<math xmlns="http://www.w3.org/1998/Math/MathML" display="block">
  <semantics>
    <mrow>
      <mrow>
        <msup>
          <mi>n</mi>
          <mrow>
            <mtext>*</mtext>
            <mi>z</mi>
          </mrow>
        </msup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z</mi>
        </msup>
      </mrow>
      <mfrac>
        <mrow>
          <mi mathvariant="normal">γ</mi>
          <mrow>
            <mo fence="true" stretchy="false">(</mo>
            <mrow>
              <mrow>
                <mi>z</mi>
                <mrow>
                  <mi>,</mi>
                  <mo stretchy="false">−</mo>
                  <mi>log</mi>
                </mrow>
                <mi>n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z</mi>
            </mrow>
            <mo fence="true" stretchy="false">)</mo>
          </mrow>
        </mrow>
      </mfrac>
    </mrow>
    <annotation encoding="StarMath 5.0">n^{"*"z}=(-1)^{z} {{%gamma( z,-log n )}over {%GAMMA(z)}}</annotation>
  </semantics>
</math>
</file>

<file path=Object 31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sub>
        <mi>L</mi>
        <mrow>
          <mo stretchy="false">−</mo>
          <mi>z</mi>
        </mrow>
      </msub>
      <mrow>
        <mrow>
          <mo fence="true" stretchy="false">(</mo>
          <mrow>
            <mrow>
              <mi>log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i>k</mi>
          <mo stretchy="false">+</mo>
          <mn>1</mn>
        </mrow>
      </msup>
      <mrow>
        <mfrac>
          <msup>
            <mrow>
              <mo fence="true" stretchy="false">(</mo>
              <mrow>
                <mrow>
                  <mrow>
                    <mo stretchy="false">−</mo>
                    <mi>log</mi>
                  </mrow>
                  <mi>x</mi>
                </mrow>
              </mrow>
              <mo fence="true" stretchy="false">)</mo>
            </mrow>
            <mrow>
              <mi>k</mi>
              <mo stretchy="false">−</mo>
              <mn>1</mn>
            </mrow>
          </msup>
          <mrow>
            <mi mathvariant="normal">Γ</mi>
            <mrow>
              <mo fence="true" stretchy="false">(</mo>
              <mrow>
                <mi>k</mi>
              </mrow>
              <mo fence="true" stretchy="false">)</mo>
            </mrow>
          </mrow>
        </mfrac>
        <mo stretchy="false">=</mo>
        <mrow>
          <mi>z</mi>
          <mo stretchy="false">⋅</mo>
          <msub>
            <mtext/>
            <mn>1</mn>
          </msub>
        </mrow>
      </mrow>
      <msub>
        <mi>F</mi>
        <mn>1</mn>
      </msub>
      <mrow>
        <mo fence="true" stretchy="false">(</mo>
        <mrow>
          <mrow>
            <mrow>
              <mn>1</mn>
              <mo stretchy="false">−</mo>
              <mi>z</mi>
            </mrow>
            <mi>,</mi>
            <mrow>
              <mn>2,</mn>
              <mo stretchy="false">−</mo>
              <mi>log</mi>
            </mrow>
            <mi>x</mi>
          </mrow>
        </mrow>
        <mo fence="true" stretchy="false">)</mo>
      </mrow>
    </mrow>
    <annotation encoding="StarMath 5.0">{partial over {partial x}}L_{-z}(log x)=sum from k = 0 to infinity (binom{z}{k})(-1)^{k+1} {{(-log x)^{k-1}}over {%GAMMA(k)}} = z cdot ""_1 F_1( 1-z, 2, -log x )</annotation>
  </semantics>
</math>
</file>

<file path=Object 32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o stretchy="false">−</mo>
          <mfrac>
            <msup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  <mrow>
                <mi>z</mi>
                <mo stretchy="false">−</mo>
                <mn>1</mn>
              </mrow>
            </msup>
            <mrow>
              <mi mathvariant="normal">Γ</mi>
              <mrow>
                <mo fence="true" stretchy="false">(</mo>
                <mrow>
                  <mi>z</mi>
                </mrow>
                <mo fence="true" stretchy="false">)</mo>
              </mrow>
            </mrow>
          </mfrac>
        </mrow>
      </mrow>
    </mrow>
    <annotation encoding="StarMath 5.0">{partial over {partial x}}G(x,z)=- {{(-log x)^{z-1}}over {%GAMMA(z)}}</annotation>
  </semantics>
</math>
</file>

<file path=Object 33/content.xml><?xml version="1.0" encoding="utf-8"?>
<math xmlns="http://www.w3.org/1998/Math/MathML" display="block">
  <semantics>
    <mrow>
      <mrow>
        <msup>
          <mi>n</mi>
          <mrow>
            <mtext>*</mtext>
            <mrow>
              <mi>a</mi>
              <mo stretchy="false">+</mo>
              <mi>b</mi>
            </mrow>
          </mrow>
        </msup>
        <mo stretchy="false">=</mo>
        <mrow>
          <mrow>
            <munderover>
              <mo stretchy="false">∫</mo>
              <mn>1</mn>
              <mi>n</mi>
            </munderover>
            <mrow>
              <munderover>
                <mo stretchy="false">∫</mo>
                <mn>1</mn>
                <mfrac>
                  <mi>n</mi>
                  <mi>x</mi>
                </mfrac>
              </munderover>
              <mfrac>
                <mrow>
                  <mo stretchy="false">∂</mo>
                  <msup>
                    <mi>x</mi>
                    <mrow>
                      <mtext>*</mtext>
                      <mi>a</mi>
                    </mrow>
                  </msup>
                </mrow>
                <mrow>
                  <mo stretchy="false">∂</mo>
                  <mi>x</mi>
                </mrow>
              </mfrac>
            </mrow>
          </mrow>
          <mo stretchy="false">⋅</mo>
          <mfrac>
            <mrow>
              <mo stretchy="false">∂</mo>
              <msup>
                <mi>y</mi>
                <mrow>
                  <mtext>*</mtext>
                  <mi>b</mi>
                </mrow>
              </msup>
            </mrow>
            <mrow>
              <mo stretchy="false">∂</mo>
              <mi>y</mi>
            </mrow>
          </mfrac>
        </mrow>
      </mrow>
      <mi mathvariant="italic">dy</mi>
      <mi mathvariant="italic">dx</mi>
    </mrow>
    <annotation encoding="StarMath 5.0">n^{"*"a+b} = int from 1 to n int from 1 to n over x { {partial x^{"*"a}} over {partial x} } cdot{ {partial y^{"*"b}} over {partial y} } dy dx</annotation>
  </semantics>
</math>
</file>

<file path=Object 3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i>z</mi>
                  <mi>,</mi>
                  <mrow>
                    <mo fence="true" stretchy="false">(</mo>
                    <mrow>
                      <mrow>
                        <mi>s</mi>
                        <mo stretchy="false">−</mo>
                        <mn>1</mn>
                      </mrow>
                    </mrow>
                    <mo fence="true" stretchy="false">)</mo>
                  </mrow>
                  <mi>log</mi>
                  <mi>x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G(x,z)={{%gamma( z,(s-1)log x )}over {%GAMMA(z)}}</annotation>
  </semantics>
</math>
</file>

<file path=Object 35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sup>
              <mi>x</mi>
              <mrow>
                <mo stretchy="false">−</mo>
                <mi>s</mi>
              </mrow>
            </msup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x</mi>
                  </mrow>
                </mrow>
                <mo fence="true" stretchy="false">)</mo>
              </mrow>
              <mi>z</mi>
            </msup>
          </mrow>
          <mrow>
            <mi>log</mi>
            <mrow>
              <mi>x</mi>
              <mo stretchy="false">⋅</mo>
              <mi mathvariant="normal">Γ</mi>
            </mrow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{partial over {partial x}}G(x,z)={{x^-s ((s-1)log x)^{z}}over {log x cdot %GAMMA(z)}}</annotation>
  </semantics>
</math>
</file>

<file path=Object 36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z</mi>
        </msup>
      </mrow>
      <mfrac>
        <mrow>
          <mi mathvariant="normal">γ</mi>
          <mrow>
            <mo fence="true" stretchy="false">(</mo>
            <mrow>
              <mrow>
                <mi>z</mi>
                <mi>,</mi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  <mi>log</mi>
                <mi>x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z</mi>
            </mrow>
            <mo fence="true" stretchy="false">)</mo>
          </mrow>
        </mrow>
      </mfrac>
    </mrow>
    <annotation encoding="StarMath 5.0">G(x,z)=(-1)^z{{%gamma( z,(s-1)log x )}over {%GAMMA(z)}}</annotation>
  </semantics>
</math>
</file>

<file path=Object 37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frac>
          <mrow>
            <msup>
              <mi>x</mi>
              <mrow>
                <mo stretchy="false">−</mo>
                <mi>s</mi>
              </mrow>
            </msup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s</mi>
                          <mo stretchy="false">−</mo>
                          <mn>1</mn>
                        </mrow>
                      </mrow>
                      <mo fence="true" stretchy="false">)</mo>
                    </mrow>
                    <mi>log</mi>
                    <mi>x</mi>
                  </mrow>
                </mrow>
                <mo fence="true" stretchy="false">)</mo>
              </mrow>
              <mi>z</mi>
            </msup>
          </mrow>
          <mrow>
            <mi>log</mi>
            <mrow>
              <mi>x</mi>
              <mo stretchy="false">⋅</mo>
              <mi mathvariant="normal">Γ</mi>
            </mrow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{partial over {partial x}}G(x,z)={{x^-s ((s-1)log x)^{z}}over {log x cdot %GAMMA(z)}}</annotation>
  </semantics>
</math>
</file>

<file path=Object 38/content.xml><?xml version="1.0" encoding="utf-8"?>
<math xmlns="http://www.w3.org/1998/Math/MathML" display="block">
  <semantics>
    <mrow>
      <mrow>
        <mrow>
          <mo stretchy="false">−</mo>
          <mi>b</mi>
        </mrow>
        <mo stretchy="false">⋅</mo>
        <mrow>
          <munderover>
            <mo stretchy="false">∫</mo>
            <mn>1</mn>
            <mi>n</mi>
          </munderover>
          <mi mathvariant="normal">γ</mi>
        </mrow>
      </mrow>
      <mrow>
        <mo fence="true" stretchy="false">(</mo>
        <mrow>
          <mrow>
            <mi>b</mi>
            <mrow>
              <mi>,</mi>
              <mo stretchy="false">−</mo>
              <mi>log</mi>
            </mrow>
            <mfrac>
              <mi>n</mi>
              <mi>x</mi>
            </mfrac>
          </mrow>
        </mrow>
        <mo fence="true" stretchy="false">)</mo>
      </mrow>
      <mrow>
        <mi mathvariant="italic">dx</mi>
        <mo stretchy="false">=</mo>
        <mrow>
          <mo stretchy="false">−</mo>
          <mi>b</mi>
        </mrow>
      </mrow>
      <mi mathvariant="normal">γ</mi>
      <mrow>
        <mrow>
          <mo fence="true" stretchy="false">(</mo>
          <mrow>
            <mrow>
              <mi>b</mi>
              <mrow>
                <mi>,</mi>
                <mo stretchy="false">−</mo>
                <mi>log</mi>
              </mrow>
              <mi>n</mi>
            </mrow>
          </mrow>
          <mo fence="true" stretchy="false">)</mo>
        </mrow>
        <mo stretchy="false">−</mo>
        <msup>
          <mrow>
            <mo fence="true" stretchy="false">(</mo>
            <mrow>
              <mrow>
                <mrow>
                  <mo stretchy="false">−</mo>
                  <mi>log</mi>
                </mrow>
                <mi>n</mi>
              </mrow>
            </mrow>
            <mo fence="true" stretchy="false">)</mo>
          </mrow>
          <mi>b</mi>
        </msup>
      </mrow>
      <mi>n</mi>
    </mrow>
    <annotation encoding="StarMath 5.0">- b cdot int from 1 to n %gamma ( b, -log n over x ) dx = -b %gamma(  b,-log n ) - (-log n)^{ b }n</annotation>
  </semantics>
</math>
</file>

<file path=Object 39/content.xml><?xml version="1.0" encoding="utf-8"?>
<math xmlns="http://www.w3.org/1998/Math/MathML" display="block">
  <semantics>
    <mrow>
      <mrow>
        <munderover>
          <mo stretchy="false">∫</mo>
          <mn>1</mn>
          <mi>n</mi>
        </munderover>
        <mi mathvariant="normal">γ</mi>
      </mrow>
      <mrow>
        <mo fence="true" stretchy="false">(</mo>
        <mrow>
          <mrow>
            <mi>b</mi>
            <mrow>
              <mi>,</mi>
              <mo stretchy="false">−</mo>
              <mi>log</mi>
            </mrow>
            <mfrac>
              <mi>n</mi>
              <mi>x</mi>
            </mfrac>
          </mrow>
        </mrow>
        <mo fence="true" stretchy="false">)</mo>
      </mrow>
      <mrow>
        <mi mathvariant="italic">dx</mi>
        <mo stretchy="false">=</mo>
        <mi mathvariant="normal">γ</mi>
      </mrow>
      <mrow>
        <mrow>
          <mo fence="true" stretchy="false">(</mo>
          <mrow>
            <mrow>
              <mi>b</mi>
              <mrow>
                <mi>,</mi>
                <mo stretchy="false">−</mo>
                <mi>log</mi>
              </mrow>
              <mi>n</mi>
            </mrow>
          </mrow>
          <mo fence="true" stretchy="false">)</mo>
        </mrow>
        <mo stretchy="false">+</mo>
        <mfrac>
          <mrow>
            <msup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i>n</mi>
                  </mrow>
                </mrow>
                <mo fence="true" stretchy="false">)</mo>
              </mrow>
              <mi>b</mi>
            </msup>
            <mi>n</mi>
          </mrow>
          <mi>b</mi>
        </mfrac>
      </mrow>
    </mrow>
    <annotation encoding="StarMath 5.0">int from 1 to n %gamma ( b, -log n over x ) dx = %gamma(  b,-log n ) + {(-log n)^{ b }n} over b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z</mi>
        </msup>
      </mrow>
      <mfrac>
        <mrow>
          <mi mathvariant="normal">γ</mi>
          <mrow>
            <mo fence="true" stretchy="false">(</mo>
            <mrow>
              <mrow>
                <mi>z</mi>
                <mrow>
                  <mi>,</mi>
                  <mo stretchy="false">−</mo>
                  <mi>log</mi>
                </mrow>
                <mi>x</mi>
              </mrow>
            </mrow>
            <mo fence="true" stretchy="false">)</mo>
          </mrow>
        </mrow>
        <mrow>
          <mi mathvariant="normal">Γ</mi>
          <mrow>
            <mo fence="true" stretchy="false">(</mo>
            <mrow>
              <mi>z</mi>
            </mrow>
            <mo fence="true" stretchy="false">)</mo>
          </mrow>
        </mrow>
      </mfrac>
    </mrow>
    <annotation encoding="StarMath 5.0">G(x,z)=(-1)^{z} {{%gamma( z,-log x )}over {%GAMMA(z)}}</annotation>
  </semantics>
</math>
</file>

<file path=Object 40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row>
              <mi>b</mi>
              <mrow>
                <mi>,</mi>
                <mo stretchy="false">−</mo>
                <mi>log</mi>
              </mrow>
              <mi>n</mi>
            </mrow>
          </mrow>
          <mo fence="true" stretchy="false">)</mo>
        </mrow>
        <mo stretchy="false">=</mo>
        <mrow>
          <munderover>
            <mo stretchy="false">∫</mo>
            <mn>1</mn>
            <mi>n</mi>
          </munderover>
          <mi mathvariant="normal">γ</mi>
        </mrow>
      </mrow>
      <mrow>
        <mo fence="true" stretchy="false">(</mo>
        <mrow>
          <mrow>
            <mi>b</mi>
            <mrow>
              <mi>,</mi>
              <mo stretchy="false">−</mo>
              <mi>log</mi>
            </mrow>
            <mfrac>
              <mi>n</mi>
              <mi>x</mi>
            </mfrac>
          </mrow>
        </mrow>
        <mo fence="true" stretchy="false">)</mo>
      </mrow>
      <mrow>
        <mi mathvariant="italic">dx</mi>
        <mo stretchy="false">−</mo>
        <mfrac>
          <mrow>
            <msup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i>n</mi>
                  </mrow>
                </mrow>
                <mo fence="true" stretchy="false">)</mo>
              </mrow>
              <mi>b</mi>
            </msup>
            <mi>n</mi>
          </mrow>
          <mi>b</mi>
        </mfrac>
      </mrow>
    </mrow>
    <annotation encoding="StarMath 5.0">%gamma(  b,-log n )=int from 1 to n %gamma ( b, -log n over x ) dx - {(-log n)^{ b }n} over b</annotation>
  </semantics>
</math>
</file>

<file path=Object 41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 mathvariant="normal">γ</mi>
      <mrow>
        <mrow>
          <mo fence="true" stretchy="false">(</mo>
          <mrow>
            <mrow>
              <mi>z</mi>
              <mrow>
                <mi>,</mi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o stretchy="false">−</mo>
          <msup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  <mrow>
              <mi>z</mi>
              <mo stretchy="false">−</mo>
              <mn>1</mn>
            </mrow>
          </msup>
        </mrow>
      </mrow>
    </mrow>
    <annotation encoding="StarMath 5.0">partial over {partial x}%gamma( z,-log x ) = -( log x )^{ z-1 }</annotation>
  </semantics>
</math>
</file>

<file path=Object 42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 mathvariant="normal">γ</mi>
      <mrow>
        <mrow>
          <mo fence="true" stretchy="false">(</mo>
          <mrow>
            <mrow>
              <mi>z</mi>
              <mrow>
                <mi>,</mi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o stretchy="false">−</mo>
          <msup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  <mrow>
              <mi>z</mi>
              <mo stretchy="false">−</mo>
              <mn>1</mn>
            </mrow>
          </msup>
        </mrow>
      </mrow>
    </mrow>
    <annotation encoding="StarMath 5.0">partial over {partial x}%gamma( z,-log x ) = -( log x )^{ z-1 }</annotation>
  </semantics>
</math>
</file>

<file path=Object 43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row/>
      </mrow>
      <mfrac>
        <mo stretchy="false">∂</mo>
        <mrow>
          <mo stretchy="false">∂</mo>
          <mi>z</mi>
        </mrow>
      </mfrac>
      <msub>
        <mi>L</mi>
        <mrow>
          <mo stretchy="false">−</mo>
          <mi>z</mi>
        </mrow>
      </msub>
      <mrow>
        <mrow>
          <mo fence="true" stretchy="false">(</mo>
          <mrow>
            <mrow>
              <mi>log</mi>
              <mi>n</mi>
            </mrow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 {z rightarrow 0}{}partial over {partial z}L_{ -z }( log n ) = li( n ) - log log n - %gamma</annotation>
  </semantics>
</math>
</file>

<file path=Object 44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 mathvariant="normal">Γ</mi>
      <mrow>
        <mrow>
          <mo fence="true" stretchy="false">(</mo>
          <mrow>
            <mrow>
              <mrow>
                <mn>0,</mn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o stretchy="false">−</mo>
          <mfrac>
            <mn>1</mn>
            <mrow>
              <mi>log</mi>
              <mi>x</mi>
            </mrow>
          </mfrac>
        </mrow>
      </mrow>
    </mrow>
    <annotation encoding="StarMath 5.0">partial over {partial x}%GAMMA( 0,-log x ) = - {1 over { log x }}</annotation>
  </semantics>
</math>
</file>

<file path=Object 45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i mathvariant="normal">γ</mi>
      <mrow>
        <mrow>
          <mo fence="true" stretchy="false">(</mo>
          <mrow>
            <mrow>
              <mrow>
                <mn>0,</mn>
                <mo stretchy="false">−</mo>
                <mi>log</mi>
              </mrow>
              <mi>x</mi>
            </mrow>
          </mrow>
          <mo fence="true" stretchy="false">)</mo>
        </mrow>
        <mo stretchy="false">=</mo>
        <mfrac>
          <mn>1</mn>
          <mrow>
            <mi>log</mi>
            <mi>x</mi>
          </mrow>
        </mfrac>
      </mrow>
    </mrow>
    <annotation encoding="StarMath 5.0">partial over {partial x}%gamma( 0,-log x ) = {1 over { log x }}</annotation>
  </semantics>
</math>
</file>

<file path=Object 46/content.xml><?xml version="1.0" encoding="utf-8"?>
<math xmlns="http://www.w3.org/1998/Math/MathML" display="block">
  <semantics>
    <mrow>
      <mi mathvariant="normal">Γ</mi>
      <mrow>
        <mrow>
          <mo fence="true" stretchy="false">(</mo>
          <mrow>
            <mrow>
              <mrow>
                <mn>0,</mn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o stretchy="false">−</mo>
          <mi mathvariant="italic">li</mi>
        </mrow>
      </mrow>
      <mrow>
        <mrow>
          <mo fence="true" stretchy="false">(</mo>
          <mrow>
            <mi>x</mi>
          </mrow>
          <mo fence="true" stretchy="false">)</mo>
        </mrow>
        <mo stretchy="false">−</mo>
        <mi mathvariant="normal">π</mi>
      </mrow>
      <mi>i</mi>
    </mrow>
    <annotation encoding="StarMath 5.0">%GAMMA( 0,-log x ) = -li( x )-%pi i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frac>
                <mrow>
                  <msup>
                    <mi>x</mi>
                    <mrow>
                      <mn>1</mn>
                      <mo stretchy="false">−</mo>
                      <mi>s</mi>
                    </mrow>
                  </msup>
                  <mo stretchy="false">−</mo>
                  <mi>s</mi>
                </mrow>
                <mrow>
                  <mn>1</mn>
                  <mo stretchy="false">−</mo>
                  <mi>s</mi>
                </mrow>
              </mfrac>
            </mrow>
            <mo fence="true" stretchy="false">)</mo>
          </mrow>
          <mi>z</mi>
        </msup>
        <mo stretchy="false">=</mo>
        <mtext/>
      </mrow>
      <mrow>
        <mo fence="true" stretchy="false">(</mo>
        <mrow>
          <mtable>
            <mtr>
              <mtd>
                <mi>z</mi>
              </mtd>
            </mtr>
            <mtr>
              <mtd>
                <mn>0</mn>
              </mtd>
            </mtr>
          </mtable>
        </mrow>
        <mo fence="true" stretchy="false">)</mo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sup>
          <mi>x</mi>
          <mrow>
            <mo stretchy="false">−</mo>
            <mi>s</mi>
          </mrow>
        </msup>
      </mrow>
      <mrow>
        <mi mathvariant="italic">dx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row>
          <munderover>
            <mo stretchy="false">∫</mo>
            <mn>1</mn>
            <mi>n</mi>
          </munderover>
          <msup>
            <mrow>
              <mo fence="true" stretchy="false">(</mo>
              <mrow>
                <mrow>
                  <mi>x</mi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  <mi mathvariant="italic">dy</mi>
      <mrow>
        <mi mathvariant="italic">dx</mi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∫</mo>
          <mn>1</mn>
          <mi>n</mi>
        </munderover>
        <mrow>
          <munderover>
            <mo stretchy="false">∫</mo>
            <mn>1</mn>
            <mi>n</mi>
          </munderover>
          <mrow>
            <munderover>
              <mo stretchy="false">∫</mo>
              <mn>1</mn>
              <mi>n</mi>
            </munderover>
            <msup>
              <mrow>
                <mo fence="true" stretchy="false">(</mo>
                <mrow>
                  <mrow>
                    <mi>x</mi>
                    <mi>y</mi>
                    <mi>z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i mathvariant="italic">dz</mi>
      <mi mathvariant="italic">dy</mi>
      <mrow>
        <mi mathvariant="italic">dx</mi>
        <mo stretchy="false">+</mo>
        <mn>...</mn>
      </mrow>
    </mrow>
    <annotation encoding="StarMath 5.0">({x^{1-s}-s}over{1-s})^z= "" 
(binom{z}{0})1+
(binom{z}{1})int  from 1 to n x^-s dx
+(binom{z}{2}) int from 1 to n int from 1 to n (x y)^-s dy dx
+(binom{z}{3}) int from 1 to n int from 1 to n int from 1 to n (x y z)^-s dz dy dx 
+...
</annotation>
  </semantics>
</math>
</file>

<file path=Object 48/content.xml><?xml version="1.0" encoding="utf-8"?>
<math xmlns="http://www.w3.org/1998/Math/MathML" display="block">
  <semantics>
    <mrow>
      <mfrac>
        <msup>
          <mo stretchy="false">∂</mo>
          <mn>2</mn>
        </msup>
        <mrow>
          <mo stretchy="false">∂</mo>
          <msup>
            <mi>x</mi>
            <mn>2</mn>
          </msup>
        </mrow>
      </mfrac>
      <mi mathvariant="normal">Γ</mi>
      <mrow>
        <mrow>
          <mo fence="true" stretchy="false">(</mo>
          <mrow>
            <mrow>
              <mrow>
                <mn>0,</mn>
                <mo stretchy="false">−</mo>
                <mi>log</mi>
              </mrow>
              <mi>x</mi>
            </mrow>
          </mrow>
          <mo fence="true" stretchy="false">)</mo>
        </mrow>
        <mo stretchy="false">=</mo>
        <mfrac>
          <mn>1</mn>
          <mrow>
            <mi>x</mi>
            <msup>
              <mrow>
                <mo fence="true" stretchy="false">(</mo>
                <mrow>
                  <mrow>
                    <mi>log</mi>
                    <mi>x</mi>
                  </mrow>
                </mrow>
                <mo fence="true" stretchy="false">)</mo>
              </mrow>
              <mn>2</mn>
            </msup>
          </mrow>
        </mfrac>
      </mrow>
    </mrow>
    <annotation encoding="StarMath 5.0">partial^2 over {partial x^2}%GAMMA( 0,-log x ) = {1 over { x (log x)^2 }}</annotation>
  </semantics>
</math>
</file>

<file path=Object 49/content.xml><?xml version="1.0" encoding="utf-8"?>
<math xmlns="http://www.w3.org/1998/Math/MathML" display="block">
  <semantics>
    <mrow>
      <mfrac>
        <msup>
          <mo stretchy="false">∂</mo>
          <mn>3</mn>
        </msup>
        <mrow>
          <mo stretchy="false">∂</mo>
          <msup>
            <mi>x</mi>
            <mn>3</mn>
          </msup>
        </mrow>
      </mfrac>
      <mi mathvariant="normal">Γ</mi>
      <mrow>
        <mrow>
          <mo fence="true" stretchy="false">(</mo>
          <mrow>
            <mrow>
              <mrow>
                <mn>0,</mn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row>
            <mo stretchy="false">−</mo>
            <mfrac>
              <mn>2</mn>
              <mrow>
                <msup>
                  <mi>x</mi>
                  <mn>2</mn>
                </msup>
                <msup>
                  <mrow>
                    <mo fence="true" stretchy="false">(</mo>
                    <mrow>
                      <mrow>
                        <mi>log</mi>
                        <mi>x</mi>
                      </mrow>
                    </mrow>
                    <mo fence="true" stretchy="false">)</mo>
                  </mrow>
                  <mn>3</mn>
                </msup>
              </mrow>
            </mfrac>
          </mrow>
          <mo stretchy="false">−</mo>
          <mfrac>
            <mn>1</mn>
            <mrow>
              <msup>
                <mi>x</mi>
                <mn>2</mn>
              </msup>
              <msup>
                <mrow>
                  <mo fence="true" stretchy="false">(</mo>
                  <mrow>
                    <mrow>
                      <mi>log</mi>
                      <mi>x</mi>
                    </mrow>
                  </mrow>
                  <mo fence="true" stretchy="false">)</mo>
                </mrow>
                <mn>2</mn>
              </msup>
            </mrow>
          </mfrac>
        </mrow>
      </mrow>
    </mrow>
    <annotation encoding="StarMath 5.0">partial^3 over {partial x^3}%GAMMA( 0,-log x ) = -{2 over { x^2 (log x)^3 }}-{1 over { x^2 (log x)^2 }}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n</mi>
              <mi>,</mi>
              <mrow>
                <mi>a</mi>
                <mo stretchy="false">+</mo>
                <mi>b</mi>
              </mrow>
            </mrow>
          </mrow>
          <mo fence="true" stretchy="false">)</mo>
        </mrow>
        <mo stretchy="false">=</mo>
        <mrow>
          <munderover>
            <mo stretchy="false">∫</mo>
            <mn>1</mn>
            <mi>n</mi>
          </munderover>
          <mfrac>
            <mo stretchy="false">∂</mo>
            <mrow>
              <mo stretchy="false">∂</mo>
              <mi>x</mi>
            </mrow>
          </mfrac>
        </mrow>
      </mrow>
      <mi>G</mi>
      <mrow>
        <mrow>
          <mo fence="true" stretchy="false">(</mo>
          <mrow>
            <mrow>
              <mi>x</mi>
              <mi>,</mi>
              <mi>a</mi>
            </mrow>
          </mrow>
          <mo fence="true" stretchy="false">)</mo>
        </mrow>
        <mo stretchy="false">⋅</mo>
        <mi>G</mi>
      </mrow>
      <mrow>
        <mo fence="true" stretchy="false">(</mo>
        <mrow>
          <mrow>
            <mfrac>
              <mi>n</mi>
              <mi>x</mi>
            </mfrac>
            <mi>,</mi>
            <mi>b</mi>
          </mrow>
        </mrow>
        <mo fence="true" stretchy="false">)</mo>
      </mrow>
      <mi mathvariant="italic">dx</mi>
    </mrow>
    <annotation encoding="StarMath 5.0">G(n,a+b) = int from 1 to n { partial over {partial x} }G(x,a) cdot G(n over x, b) dx</annotation>
  </semantics>
</math>
</file>

<file path=Object 50/content.xml><?xml version="1.0" encoding="utf-8"?>
<math xmlns="http://www.w3.org/1998/Math/MathML" display="block">
  <semantics>
    <mrow>
      <mfrac>
        <msup>
          <mo stretchy="false">∂</mo>
          <mn>4</mn>
        </msup>
        <mrow>
          <mo stretchy="false">∂</mo>
          <msup>
            <mi>x</mi>
            <mn>4</mn>
          </msup>
        </mrow>
      </mfrac>
      <mi mathvariant="normal">Γ</mi>
      <mrow>
        <mrow>
          <mo fence="true" stretchy="false">(</mo>
          <mrow>
            <mrow>
              <mrow>
                <mn>0,</mn>
                <mo stretchy="false">−</mo>
                <mi>log</mi>
              </mrow>
              <mi>x</mi>
            </mrow>
          </mrow>
          <mo fence="true" stretchy="false">)</mo>
        </mrow>
        <mo stretchy="false">=</mo>
        <mrow>
          <mfrac>
            <mn>6</mn>
            <mrow>
              <msup>
                <mi>x</mi>
                <mn>3</mn>
              </msup>
              <msup>
                <mrow>
                  <mo fence="true" stretchy="false">(</mo>
                  <mrow>
                    <mrow>
                      <mi>log</mi>
                      <mi>x</mi>
                    </mrow>
                  </mrow>
                  <mo fence="true" stretchy="false">)</mo>
                </mrow>
                <mn>4</mn>
              </msup>
            </mrow>
          </mfrac>
          <mo stretchy="false">+</mo>
          <mfrac>
            <mn>6</mn>
            <mrow>
              <msup>
                <mi>x</mi>
                <mn>3</mn>
              </msup>
              <msup>
                <mrow>
                  <mo fence="true" stretchy="false">(</mo>
                  <mrow>
                    <mrow>
                      <mi>log</mi>
                      <mi>x</mi>
                    </mrow>
                  </mrow>
                  <mo fence="true" stretchy="false">)</mo>
                </mrow>
                <mn>3</mn>
              </msup>
            </mrow>
          </mfrac>
          <mo stretchy="false">+</mo>
          <mfrac>
            <mn>2</mn>
            <mrow>
              <msup>
                <mi>x</mi>
                <mn>3</mn>
              </msup>
              <msup>
                <mrow>
                  <mo fence="true" stretchy="false">(</mo>
                  <mrow>
                    <mrow>
                      <mi>log</mi>
                      <mi>x</mi>
                    </mrow>
                  </mrow>
                  <mo fence="true" stretchy="false">)</mo>
                </mrow>
                <mn>2</mn>
              </msup>
            </mrow>
          </mfrac>
        </mrow>
      </mrow>
    </mrow>
    <annotation encoding="StarMath 5.0">partial^4 over {partial x^4}%GAMMA( 0,-log x ) = {6 over { x^3 (log x)^4 }}+{6 over { x^3 (log x)^3 }}+{2 over { x^3 (log x)^2 }}</annotation>
  </semantics>
</math>
</file>

<file path=Object 6/content.xml><?xml version="1.0" encoding="utf-8"?>
<math xmlns="http://www.w3.org/1998/Math/MathML" display="block">
  <semantics>
    <mrow>
      <mrow>
        <mfrac>
          <mrow>
            <mi mathvariant="normal">γ</mi>
            <mrow>
              <mo fence="true" stretchy="false">(</mo>
              <mrow>
                <mrow>
                  <mrow>
                    <mi>a</mi>
                    <mo stretchy="false">+</mo>
                    <mi>b</mi>
                  </mrow>
                  <mrow>
                    <mi>,</mi>
                    <mo stretchy="false">−</mo>
                    <mi>log</mi>
                  </mrow>
                  <mi>n</mi>
                </mrow>
              </mrow>
              <mo fence="true" stretchy="false">)</mo>
            </mrow>
          </mrow>
          <mrow>
            <mi mathvariant="normal">Γ</mi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</mfrac>
        <mo stretchy="false">=</mo>
        <mrow>
          <munderover>
            <mo stretchy="false">∫</mo>
            <mn>1</mn>
            <mi>n</mi>
          </munderover>
          <mfrac>
            <mo stretchy="false">∂</mo>
            <mrow>
              <mo stretchy="false">∂</mo>
              <mi>x</mi>
            </mrow>
          </mfrac>
        </mrow>
      </mrow>
      <mrow>
        <mrow>
          <mo fence="true" stretchy="false">(</mo>
          <mrow>
            <mfrac>
              <mrow>
                <mi mathvariant="normal">γ</mi>
                <mrow>
                  <mo fence="true" stretchy="false">(</mo>
                  <mrow>
                    <mrow>
                      <mi>a</mi>
                      <mrow>
                        <mi>,</mi>
                        <mo stretchy="false">−</mo>
                        <mi>log</mi>
                      </mrow>
                      <mi>x</mi>
                    </mrow>
                  </mrow>
                  <mo fence="true" stretchy="false">)</mo>
                </mrow>
              </mrow>
              <mrow>
                <mi mathvariant="normal">Γ</mi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</mfrac>
          </mrow>
          <mo fence="true" stretchy="false">)</mo>
        </mrow>
        <mo stretchy="false">⋅</mo>
        <mrow>
          <mo fence="true" stretchy="false">(</mo>
          <mrow>
            <mfrac>
              <mrow>
                <mi mathvariant="normal">γ</mi>
                <mrow>
                  <mo fence="true" stretchy="false">(</mo>
                  <mrow>
                    <mrow>
                      <mi>b</mi>
                      <mrow>
                        <mi>,</mi>
                        <mo stretchy="false">−</mo>
                        <mi>log</mi>
                      </mrow>
                      <mfrac>
                        <mi>n</mi>
                        <mi>x</mi>
                      </mfrac>
                    </mrow>
                  </mrow>
                  <mo fence="true" stretchy="false">)</mo>
                </mrow>
              </mrow>
              <mrow>
                <mi mathvariant="normal">Γ</mi>
                <mrow>
                  <mo fence="true" stretchy="false">(</mo>
                  <mrow>
                    <mi>b</mi>
                  </mrow>
                  <mo fence="true" stretchy="false">)</mo>
                </mrow>
              </mrow>
            </mfrac>
          </mrow>
          <mo fence="true" stretchy="false">)</mo>
        </mrow>
      </mrow>
      <mi mathvariant="italic">dx</mi>
    </mrow>
    <annotation encoding="StarMath 5.0">{{%gamma( a+b,-log n )}over {%GAMMA(a+b)}} = int from 1 to n { partial over {partial x} }({%gamma( a,-log x )}over{%GAMMA(a)}) cdot ({{%gamma ( b, -log n over x )} over {%GAMMA(b)}}) dx</annotation>
  </semantics>
</math>
</file>

<file path=Object 7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row>
                  <mi>a</mi>
                  <mo stretchy="false">+</mo>
                  <mi>b</mi>
                </mrow>
                <mrow>
                  <mi>,</mi>
                  <mo stretchy="false">−</mo>
                  <mi>log</mi>
                </mrow>
                <mi>n</mi>
              </mrow>
            </mrow>
            <mo fence="true" stretchy="false">)</mo>
          </mrow>
        </mrow>
        <mo stretchy="false">=</mo>
        <mrow>
          <mfrac>
            <mrow>
              <mi mathvariant="normal">Γ</mi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</mrow>
            <mrow>
              <mi mathvariant="normal">Γ</mi>
              <mrow>
                <mrow>
                  <mo fence="true" stretchy="false">(</mo>
                  <mrow>
                    <mi>a</mi>
                  </mrow>
                  <mo fence="true" stretchy="false">)</mo>
                </mrow>
                <mo stretchy="false">⋅</mo>
                <mi mathvariant="normal">Γ</mi>
              </mrow>
              <mrow>
                <mo fence="true" stretchy="false">(</mo>
                <mrow>
                  <mi>b</mi>
                </mrow>
                <mo fence="true" stretchy="false">)</mo>
              </mrow>
            </mrow>
          </mfrac>
          <mo stretchy="false">⋅</mo>
          <mrow>
            <munderover>
              <mo stretchy="false">∫</mo>
              <mn>1</mn>
              <mi>n</mi>
            </munderover>
            <mfrac>
              <mo stretchy="false">∂</mo>
              <mrow>
                <mo stretchy="false">∂</mo>
                <mi>x</mi>
              </mrow>
            </mfrac>
          </mrow>
        </mrow>
      </mrow>
      <mrow>
        <mrow>
          <mo fence="true" stretchy="false">(</mo>
          <mrow>
            <mrow>
              <mi mathvariant="normal">γ</mi>
              <mrow>
                <mo fence="true" stretchy="false">(</mo>
                <mrow>
                  <mrow>
                    <mi>a</mi>
                    <mrow>
                      <mi>,</mi>
                      <mo stretchy="false">−</mo>
                      <mi>log</mi>
                    </mrow>
                    <mi>x</mi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i mathvariant="normal">γ</mi>
              <mrow>
                <mo fence="true" stretchy="false">(</mo>
                <mrow>
                  <mrow>
                    <mi>b</mi>
                    <mrow>
                      <mi>,</mi>
                      <mo stretchy="false">−</mo>
                      <mi>log</mi>
                    </mrow>
                    <mfrac>
                      <mi>n</mi>
                      <mi>x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  <mi mathvariant="italic">dx</mi>
    </mrow>
    <annotation encoding="StarMath 5.0">{%gamma( a+b,-log n )} = {{%GAMMA(a+b)} over {%GAMMA(a) cdot %GAMMA(b)}} cdot int from 1 to n { partial over {partial x} }({%gamma( a,-log x )}) cdot ({{%gamma ( b, -log n over x )} }) dx</annotation>
  </semantics>
</math>
</file>

<file path=Object 8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i>s</mi>
                <mi>,</mi>
                <mi>x</mi>
              </mrow>
            </mrow>
            <mo fence="true" stretchy="false">)</mo>
          </mrow>
        </mrow>
        <mo stretchy="false">=</mo>
        <mrow>
          <mo stretchy="false">−</mo>
          <mrow>
            <mo fence="true" stretchy="false">(</mo>
            <mrow>
              <mrow>
                <mi>s</mi>
                <mo stretchy="false">−</mo>
                <mn>1</mn>
              </mrow>
            </mrow>
            <mo fence="true" stretchy="false">)</mo>
          </mrow>
        </mrow>
      </mrow>
      <mi mathvariant="normal">γ</mi>
      <mrow>
        <mrow>
          <mo fence="true" stretchy="false">(</mo>
          <mrow>
            <mrow>
              <mrow>
                <mi>s</mi>
                <mo stretchy="false">−</mo>
                <mn>1,</mn>
              </mrow>
              <mi>x</mi>
            </mrow>
          </mrow>
          <mo fence="true" stretchy="false">)</mo>
        </mrow>
        <mo stretchy="false">−</mo>
        <msup>
          <mi>x</mi>
          <mrow>
            <mi>s</mi>
            <mo stretchy="false">−</mo>
            <mn>1</mn>
          </mrow>
        </msup>
      </mrow>
      <msup>
        <mi>e</mi>
        <mrow>
          <mo stretchy="false">−</mo>
          <mi>x</mi>
        </mrow>
      </msup>
    </mrow>
    <annotation encoding="StarMath 5.0">{%gamma( s,x )} = - (s-1)%gamma(  s-1,x )-x^{ s-1 }e^-x</annotation>
  </semantics>
</math>
</file>

<file path=Object 9/content.xml><?xml version="1.0" encoding="utf-8"?>
<math xmlns="http://www.w3.org/1998/Math/MathML" display="block">
  <semantics>
    <mrow>
      <mrow>
        <mrow>
          <mi mathvariant="normal">γ</mi>
          <mrow>
            <mo fence="true" stretchy="false">(</mo>
            <mrow>
              <mrow>
                <mrow>
                  <mi>b</mi>
                  <mo stretchy="false">+</mo>
                  <mn>1,</mn>
                  <mo stretchy="false">−</mo>
                  <mi>log</mi>
                </mrow>
                <mi>n</mi>
              </mrow>
            </mrow>
            <mo fence="true" stretchy="false">)</mo>
          </mrow>
        </mrow>
        <mo stretchy="false">=</mo>
        <mrow>
          <mrow>
            <mo stretchy="false">−</mo>
            <mi>b</mi>
          </mrow>
          <mo stretchy="false">⋅</mo>
          <mrow>
            <munderover>
              <mo stretchy="false">∫</mo>
              <mn>1</mn>
              <mi>n</mi>
            </munderover>
            <mi mathvariant="normal">γ</mi>
          </mrow>
        </mrow>
      </mrow>
      <mrow>
        <mo fence="true" stretchy="false">(</mo>
        <mrow>
          <mrow>
            <mi>b</mi>
            <mrow>
              <mi>,</mi>
              <mo stretchy="false">−</mo>
              <mi>log</mi>
            </mrow>
            <mfrac>
              <mi>n</mi>
              <mi>x</mi>
            </mfrac>
          </mrow>
        </mrow>
        <mo fence="true" stretchy="false">)</mo>
      </mrow>
      <mi mathvariant="italic">dx</mi>
    </mrow>
    <annotation encoding="StarMath 5.0">{%gamma( b+1,-log n )} = - b cdot int from 1 to n %gamma ( b, -log n over x ) dx</annotation>
  </semantics>
</math>
</file>